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56">
            <text:p>25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38">
            <text:p>33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4">
            <text:p>53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5121">
            <text:p>2512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1377">
            <text:p>3137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2816">
            <text:p>3281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5">
            <text:p>2021-03-2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15)">
            <text:p>(0.94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135.5">
            <text:p>135.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88194444444444">
            <text:p>0.0188194444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6656223167438">
            <text:p>1.0665622317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3.5">
            <text:p>3.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0.000491297024143739">
            <text:p>0.000491297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1.00172001267512">
            <text:p>1.0017200127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68.75">
            <text:p>68.7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958321717312517">
            <text:p>0.0095832172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3372126268666">
            <text:p>1.0337212627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215.75">
            <text:p>215.7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53876328364596">
            <text:p>0.0153876328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5432080224646">
            <text:p>1.0543208022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252">
            <text:p>15252</text:p>
          </table:table-cell>
          <table:table-cell office:value-type="float" office:value="135.5">
            <text:p>135.5</text:p>
          </table:table-cell>
          <table:table-cell office:value-type="float" office:value="-91.25">
            <text:p>-91.25</text:p>
          </table:table-cell>
          <table:table-cell office:value-type="float" office:value="299.5">
            <text:p>299.5</text:p>
          </table:table-cell>
          <table:table-cell office:value-type="float" office:value="0.0188194444444444">
            <text:p>0.0188194444</text:p>
          </table:table-cell>
          <table:table-cell office:value-type="float" office:value="-0.00891548607718613">
            <text:p>-0.0089154861</text:p>
          </table:table-cell>
          <table:table-cell office:value-type="float" office:value="0.0196367689483346">
            <text:p>0.0196367689</text:p>
          </table:table-cell>
          <table:table-cell office:value-type="float" office:value="1.06656223167438">
            <text:p>1.0665622317</text:p>
          </table:table-cell>
          <table:table-cell office:value-type="float" office:value="0.968951591078154">
            <text:p>0.9689515911</text:p>
          </table:table-cell>
          <table:table-cell office:value-type="float" office:value="1.06948447260084">
            <text:p>1.06948447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864">
            <text:p>10864</text:p>
          </table:table-cell>
          <table:table-cell office:value-type="float" office:value="14751">
            <text:p>14751</text:p>
          </table:table-cell>
          <table:table-cell office:value-type="float" office:value="3.5">
            <text:p>3.5</text:p>
          </table:table-cell>
          <table:table-cell office:value-type="float" office:value="-144.875">
            <text:p>-144.875</text:p>
          </table:table-cell>
          <table:table-cell office:value-type="float" office:value="-113">
            <text:p>-113</text:p>
          </table:table-cell>
          <table:table-cell office:value-type="float" office:value="0.000491297024143739">
            <text:p>0.000491297</text:p>
          </table:table-cell>
          <table:table-cell office:value-type="float" office:value="-0.0133353276877761">
            <text:p>-0.0133353277</text:p>
          </table:table-cell>
          <table:table-cell office:value-type="float" office:value="-0.0076604975933835">
            <text:p>-0.0076604976</text:p>
          </table:table-cell>
          <table:table-cell office:value-type="float" office:value="1.00172001267512">
            <text:p>1.0017200127</text:p>
          </table:table-cell>
          <table:table-cell office:value-type="float" office:value="0.953674901783283">
            <text:p>0.9536749018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4232">
            <text:p>14232</text:p>
          </table:table-cell>
          <table:table-cell office:value-type="float" office:value="32.75">
            <text:p>32.75</text:p>
          </table:table-cell>
          <table:table-cell office:value-type="float" office:value="-60.25">
            <text:p>-60.25</text:p>
          </table:table-cell>
          <table:table-cell office:value-type="float" office:value="455.375">
            <text:p>455.375</text:p>
          </table:table-cell>
          <table:table-cell office:value-type="float" office:value="0.00451101928374656">
            <text:p>0.0045110193</text:p>
          </table:table-cell>
          <table:table-cell office:value-type="float" office:value="-0.00588493846454386">
            <text:p>-0.0058849385</text:p>
          </table:table-cell>
          <table:table-cell office:value-type="float" office:value="0.031996557054525">
            <text:p>0.0319965571</text:p>
          </table:table-cell>
          <table:table-cell office:value-type="float" office:value="1.01582845211127">
            <text:p>1.0158284521</text:p>
          </table:table-cell>
          <table:table-cell office:value-type="float" office:value="0.97947059507553">
            <text:p>0.9794705951</text:p>
          </table:table-cell>
          <table:table-cell office:value-type="float" office:value="1.11399455783099">
            <text:p>1.1139945578</text:p>
          </table:table-cell>
          <table:table-cell table:number-columns-repeated="2" office:value-type="float" office:value="0">
            <text:p>0</text:p>
          </table:table-cell>
          <table:table-cell office:value-type="float" office:value="22.0079345570853">
            <text:p>22.007934557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622">
            <text:p>14622</text:p>
          </table:table-cell>
          <table:table-cell office:value-type="float" office:value="39.375">
            <text:p>39.375</text:p>
          </table:table-cell>
          <table:table-cell office:value-type="float" office:value="125">
            <text:p>125</text:p>
          </table:table-cell>
          <table:table-cell office:value-type="float" office:value="423.375">
            <text:p>423.375</text:p>
          </table:table-cell>
          <table:table-cell office:value-type="float" office:value="0.00532238442822384">
            <text:p>0.0053223844</text:p>
          </table:table-cell>
          <table:table-cell office:value-type="float" office:value="0.0121548035783742">
            <text:p>0.0121548036</text:p>
          </table:table-cell>
          <table:table-cell office:value-type="float" office:value="0.0289546573656135">
            <text:p>0.0289546574</text:p>
          </table:table-cell>
          <table:table-cell office:value-type="float" office:value="1.01868386793975">
            <text:p>1.0186838679</text:p>
          </table:table-cell>
          <table:table-cell office:value-type="float" office:value="1.04283138145437">
            <text:p>1.0428313815</text:p>
          </table:table-cell>
          <table:table-cell office:value-type="float" office:value="1.10298451025864">
            <text:p>1.1029845103</text:p>
          </table:table-cell>
          <table:table-cell table:number-columns-repeated="2" office:value-type="float" office:value="0">
            <text:p>0</text:p>
          </table:table-cell>
          <table:table-cell office:value-type="float" office:value="24.2839814489656">
            <text:p>24.28398144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7124">
            <text:p>7124</text:p>
          </table:table-cell>
          <table:table-cell office:value-type="float" office:value="10702">
            <text:p>10702</text:p>
          </table:table-cell>
          <table:table-cell office:value-type="float" office:value="15252">
            <text:p>15252</text:p>
          </table:table-cell>
          <table:table-cell office:value-type="float" office:value="109.375">
            <text:p>109.375</text:p>
          </table:table-cell>
          <table:table-cell office:value-type="float" office:value="86.75">
            <text:p>86.75</text:p>
          </table:table-cell>
          <table:table-cell office:value-type="float" office:value="299.5">
            <text:p>299.5</text:p>
          </table:table-cell>
          <table:table-cell office:value-type="float" office:value="0.0153530320044919">
            <text:p>0.015353032</text:p>
          </table:table-cell>
          <table:table-cell office:value-type="float" office:value="0.00810596150252289">
            <text:p>0.0081059615</text:p>
          </table:table-cell>
          <table:table-cell office:value-type="float" office:value="0.0196367689483346">
            <text:p>0.0196367689</text:p>
          </table:table-cell>
          <table:table-cell office:value-type="float" office:value="1.05419761457551">
            <text:p>1.0541976146</text:p>
          </table:table-cell>
          <table:table-cell office:value-type="float" office:value="1.02849965021812">
            <text:p>1.0284996502</text:p>
          </table:table-cell>
          <table:table-cell office:value-type="float" office:value="1.06948447260084">
            <text:p>1.06948447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794">
            <text:p>10794</text:p>
          </table:table-cell>
          <table:table-cell office:value-type="float" office:value="14851">
            <text:p>14851</text:p>
          </table:table-cell>
          <table:table-cell office:value-type="float" office:value="37.875">
            <text:p>37.875</text:p>
          </table:table-cell>
          <table:table-cell office:value-type="float" office:value="179.75">
            <text:p>179.75</text:p>
          </table:table-cell>
          <table:table-cell office:value-type="float" office:value="272.25">
            <text:p>272.25</text:p>
          </table:table-cell>
          <table:table-cell office:value-type="float" office:value="0.00526773296244784">
            <text:p>0.005267733</text:p>
          </table:table-cell>
          <table:table-cell office:value-type="float" office:value="0.0166527700574393">
            <text:p>0.0166527701</text:p>
          </table:table-cell>
          <table:table-cell office:value-type="float" office:value="0.0183320988485624">
            <text:p>0.0183320988</text:p>
          </table:table-cell>
          <table:table-cell office:value-type="float" office:value="1.01849145342927">
            <text:p>1.0184914534</text:p>
          </table:table-cell>
          <table:table-cell office:value-type="float" office:value="1.05882823211219">
            <text:p>1.0588282321</text:p>
          </table:table-cell>
          <table:table-cell office:value-type="float" office:value="1.06482103503243">
            <text:p>1.064821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568">
            <text:p>10568</text:p>
          </table:table-cell>
          <table:table-cell office:value-type="float" office:value="16199">
            <text:p>16199</text:p>
          </table:table-cell>
          <table:table-cell office:value-type="float" office:value="30">
            <text:p>30</text:p>
          </table:table-cell>
          <table:table-cell office:value-type="float" office:value="277.75">
            <text:p>277.75</text:p>
          </table:table-cell>
          <table:table-cell office:value-type="float" office:value="20.25">
            <text:p>20.25</text:p>
          </table:table-cell>
          <table:table-cell office:value-type="float" office:value="0.00412654745529574">
            <text:p>0.0041265475</text:p>
          </table:table-cell>
          <table:table-cell office:value-type="float" office:value="0.0262821725965178">
            <text:p>0.0262821726</text:p>
          </table:table-cell>
          <table:table-cell office:value-type="float" office:value="0.00125007716525711">
            <text:p>0.0012500772</text:p>
          </table:table-cell>
          <table:table-cell office:value-type="float" office:value="1.01447629174558">
            <text:p>1.0144762917</text:p>
          </table:table-cell>
          <table:table-cell office:value-type="float" office:value="1.09334147917674">
            <text:p>1.0933414792</text:p>
          </table:table-cell>
          <table:table-cell office:value-type="float" office:value="1.00437833295652">
            <text:p>1.004378333</text:p>
          </table:table-cell>
          <table:table-cell office:value-type="float" office:value="0">
            <text:p>0</text:p>
          </table:table-cell>
          <table:table-cell office:value-type="float" office:value="26.7183582794721">
            <text:p>26.71835827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666">
            <text:p>10666</text:p>
          </table:table-cell>
          <table:table-cell office:value-type="float" office:value="16960">
            <text:p>16960</text:p>
          </table:table-cell>
          <table:table-cell office:value-type="float" office:value="128.75">
            <text:p>128.75</text:p>
          </table:table-cell>
          <table:table-cell office:value-type="float" office:value="318.75">
            <text:p>318.75</text:p>
          </table:table-cell>
          <table:table-cell office:value-type="float" office:value="-48.375">
            <text:p>-48.375</text:p>
          </table:table-cell>
          <table:table-cell office:value-type="float" office:value="0.0165658775090067">
            <text:p>0.0165658775</text:p>
          </table:table-cell>
          <table:table-cell office:value-type="float" office:value="0.0298846802925183">
            <text:p>0.0298846803</text:p>
          </table:table-cell>
          <table:table-cell office:value-type="float" office:value="-0.00285229952830189">
            <text:p>-0.0028522995</text:p>
          </table:table-cell>
          <table:table-cell office:value-type="float" office:value="1.0585184507449">
            <text:p>1.0585184507</text:p>
          </table:table-cell>
          <table:table-cell office:value-type="float" office:value="1.10634684549154">
            <text:p>1.1063468455</text:p>
          </table:table-cell>
          <table:table-cell office:value-type="float" office:value="0.990032897451638">
            <text:p>0.9900328975</text:p>
          </table:table-cell>
          <table:table-cell office:value-type="float" office:value="0">
            <text:p>0</text:p>
          </table:table-cell>
          <table:table-cell office:value-type="float" office:value="23.5389364726221">
            <text:p>23.5389364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4">
            <text:p>324</text:p>
          </table:table-cell>
          <table:table-cell office:value-type="float" office:value="8368">
            <text:p>8368</text:p>
          </table:table-cell>
          <table:table-cell office:value-type="float" office:value="11242">
            <text:p>11242</text:p>
          </table:table-cell>
          <table:table-cell office:value-type="float" office:value="16161">
            <text:p>16161</text:p>
          </table:table-cell>
          <table:table-cell office:value-type="float" office:value="106.25">
            <text:p>106.25</text:p>
          </table:table-cell>
          <table:table-cell office:value-type="float" office:value="189.375">
            <text:p>189.375</text:p>
          </table:table-cell>
          <table:table-cell office:value-type="float" office:value="-36.875">
            <text:p>-36.875</text:p>
          </table:table-cell>
          <table:table-cell office:value-type="float" office:value="0.0126971797323136">
            <text:p>0.0126971797</text:p>
          </table:table-cell>
          <table:table-cell office:value-type="float" office:value="0.0168453122220245">
            <text:p>0.0168453122</text:p>
          </table:table-cell>
          <table:table-cell office:value-type="float" office:value="-0.00228172761586535">
            <text:p>-0.0022817276</text:p>
          </table:table-cell>
          <table:table-cell office:value-type="float" office:value="1.04475611707448">
            <text:p>1.0447561171</text:p>
          </table:table-cell>
          <table:table-cell office:value-type="float" office:value="1.05951477128305">
            <text:p>1.0595147713</text:p>
          </table:table-cell>
          <table:table-cell office:value-type="float" office:value="0.992024157655061">
            <text:p>0.99202415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424">
            <text:p>8424</text:p>
          </table:table-cell>
          <table:table-cell office:value-type="float" office:value="10780">
            <text:p>10780</text:p>
          </table:table-cell>
          <table:table-cell office:value-type="float" office:value="14851">
            <text:p>14851</text:p>
          </table:table-cell>
          <table:table-cell office:value-type="float" office:value="89.5">
            <text:p>89.5</text:p>
          </table:table-cell>
          <table:table-cell office:value-type="float" office:value="201.375">
            <text:p>201.375</text:p>
          </table:table-cell>
          <table:table-cell office:value-type="float" office:value="272.25">
            <text:p>272.25</text:p>
          </table:table-cell>
          <table:table-cell office:value-type="float" office:value="0.0106244064577398">
            <text:p>0.0106244065</text:p>
          </table:table-cell>
          <table:table-cell office:value-type="float" office:value="0.018680426716141">
            <text:p>0.0186804267</text:p>
          </table:table-cell>
          <table:table-cell office:value-type="float" office:value="0.0183320988485624">
            <text:p>0.0183320988</text:p>
          </table:table-cell>
          <table:table-cell office:value-type="float" office:value="1.03740666350674">
            <text:p>1.0374066635</text:p>
          </table:table-cell>
          <table:table-cell office:value-type="float" office:value="1.0660654518574">
            <text:p>1.0660654519</text:p>
          </table:table-cell>
          <table:table-cell office:value-type="float" office:value="1.06482103503243">
            <text:p>1.064821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8034">
            <text:p>8034</text:p>
          </table:table-cell>
          <table:table-cell office:value-type="float" office:value="10589">
            <text:p>10589</text:p>
          </table:table-cell>
          <table:table-cell office:value-type="float" office:value="15930">
            <text:p>15930</text:p>
          </table:table-cell>
          <table:table-cell office:value-type="float" office:value="228.75">
            <text:p>228.75</text:p>
          </table:table-cell>
          <table:table-cell office:value-type="float" office:value="351.5">
            <text:p>351.5</text:p>
          </table:table-cell>
          <table:table-cell office:value-type="float" office:value="-87.125">
            <text:p>-87.125</text:p>
          </table:table-cell>
          <table:table-cell office:value-type="float" office:value="0.0284727408513816">
            <text:p>0.0284727409</text:p>
          </table:table-cell>
          <table:table-cell office:value-type="float" office:value="0.0331948248182076">
            <text:p>0.0331948248</text:p>
          </table:table-cell>
          <table:table-cell office:value-type="float" office:value="-0.00546924042686755">
            <text:p>-0.0054692404</text:p>
          </table:table-cell>
          <table:table-cell office:value-type="float" office:value="1.10124355904415">
            <text:p>1.101243559</text:p>
          </table:table-cell>
          <table:table-cell office:value-type="float" office:value="1.11834160379736">
            <text:p>1.1183416038</text:p>
          </table:table-cell>
          <table:table-cell office:value-type="float" office:value="0.980916287184023">
            <text:p>0.9809162872</text:p>
          </table:table-cell>
          <table:table-cell office:value-type="float" office:value="24.689189967016">
            <text:p>24.689189967</text:p>
          </table:table-cell>
          <table:table-cell office:value-type="float" office:value="21.2258694148139">
            <text:p>21.2258694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336">
            <text:p>336</text:p>
          </table:table-cell>
          <table:table-cell office:value-type="float" office:value="7930">
            <text:p>7930</text:p>
          </table:table-cell>
          <table:table-cell office:value-type="float" office:value="10666">
            <text:p>10666</text:p>
          </table:table-cell>
          <table:table-cell office:value-type="float" office:value="17038">
            <text:p>17038</text:p>
          </table:table-cell>
          <table:table-cell office:value-type="float" office:value="31">
            <text:p>31</text:p>
          </table:table-cell>
          <table:table-cell office:value-type="float" office:value="318.75">
            <text:p>318.75</text:p>
          </table:table-cell>
          <table:table-cell office:value-type="float" office:value="9.125">
            <text:p>9.125</text:p>
          </table:table-cell>
          <table:table-cell office:value-type="float" office:value="0.00390920554854981">
            <text:p>0.0039092055</text:p>
          </table:table-cell>
          <table:table-cell office:value-type="float" office:value="0.0298846802925183">
            <text:p>0.0298846803</text:p>
          </table:table-cell>
          <table:table-cell office:value-type="float" office:value="0.000535567554877333">
            <text:p>0.0005355676</text:p>
          </table:table-cell>
          <table:table-cell office:value-type="float" office:value="1.01371217192045">
            <text:p>1.0137121719</text:p>
          </table:table-cell>
          <table:table-cell office:value-type="float" office:value="1.10634684549154">
            <text:p>1.1063468455</text:p>
          </table:table-cell>
          <table:table-cell office:value-type="float" office:value="1.00187504863398">
            <text:p>1.0018750486</text:p>
          </table:table-cell>
          <table:table-cell office:value-type="float" office:value="0">
            <text:p>0</text:p>
          </table:table-cell>
          <table:table-cell office:value-type="float" office:value="23.5389364726221">
            <text:p>23.53893647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340">
            <text:p>340</text:p>
          </table:table-cell>
          <table:table-cell office:value-type="float" office:value="8385">
            <text:p>8385</text:p>
          </table:table-cell>
          <table:table-cell office:value-type="float" office:value="10833">
            <text:p>10833</text:p>
          </table:table-cell>
          <table:table-cell office:value-type="float" office:value="16260">
            <text:p>16260</text:p>
          </table:table-cell>
          <table:table-cell office:value-type="float" office:value="-77">
            <text:p>-77</text:p>
          </table:table-cell>
          <table:table-cell office:value-type="float" office:value="-83.75">
            <text:p>-83.75</text:p>
          </table:table-cell>
          <table:table-cell office:value-type="float" office:value="6.5">
            <text:p>6.5</text:p>
          </table:table-cell>
          <table:table-cell office:value-type="float" office:value="-0.00918306499701848">
            <text:p>-0.009183065</text:p>
          </table:table-cell>
          <table:table-cell office:value-type="float" office:value="-0.00773100710791101">
            <text:p>-0.0077310071</text:p>
          </table:table-cell>
          <table:table-cell office:value-type="float" office:value="0.000399753997539975">
            <text:p>0.000399754</text:p>
          </table:table-cell>
          <table:table-cell office:value-type="float" office:value="0.968024556728605">
            <text:p>0.9680245567</text:p>
          </table:table-cell>
          <table:table-cell office:value-type="float" office:value="0.97305862132528">
            <text:p>0.9730586213</text:p>
          </table:table-cell>
          <table:table-cell office:value-type="float" office:value="1.00139945220578">
            <text:p>1.00139945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8362">
            <text:p>8362</text:p>
          </table:table-cell>
          <table:table-cell office:value-type="float" office:value="10724">
            <text:p>10724</text:p>
          </table:table-cell>
          <table:table-cell office:value-type="float" office:value="15857">
            <text:p>15857</text:p>
          </table:table-cell>
          <table:table-cell office:value-type="float" office:value="132">
            <text:p>132</text:p>
          </table:table-cell>
          <table:table-cell office:value-type="float" office:value="-63">
            <text:p>-63</text:p>
          </table:table-cell>
          <table:table-cell office:value-type="float" office:value="71.125">
            <text:p>71.125</text:p>
          </table:table-cell>
          <table:table-cell office:value-type="float" office:value="0.0157856972016264">
            <text:p>0.0157856972</text:p>
          </table:table-cell>
          <table:table-cell office:value-type="float" office:value="-0.00587467362924282">
            <text:p>-0.0058746736</text:p>
          </table:table-cell>
          <table:table-cell office:value-type="float" office:value="0.0044854007693763">
            <text:p>0.0044854008</text:p>
          </table:table-cell>
          <table:table-cell office:value-type="float" office:value="1.05573834914853">
            <text:p>1.0557383491</text:p>
          </table:table-cell>
          <table:table-cell office:value-type="float" office:value="0.97950628540654">
            <text:p>0.9795062854</text:p>
          </table:table-cell>
          <table:table-cell office:value-type="float" office:value="1.01573833558014">
            <text:p>1.01573833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980">
            <text:p>7980</text:p>
          </table:table-cell>
          <table:table-cell office:value-type="float" office:value="11686">
            <text:p>11686</text:p>
          </table:table-cell>
          <table:table-cell office:value-type="float" office:value="18863">
            <text:p>18863</text:p>
          </table:table-cell>
          <table:table-cell office:value-type="float" office:value="206.625">
            <text:p>206.625</text:p>
          </table:table-cell>
          <table:table-cell office:value-type="float" office:value="-35.125">
            <text:p>-35.125</text:p>
          </table:table-cell>
          <table:table-cell office:value-type="float" office:value="171.875">
            <text:p>171.875</text:p>
          </table:table-cell>
          <table:table-cell office:value-type="float" office:value="0.0258928571428571">
            <text:p>0.0258928571</text:p>
          </table:table-cell>
          <table:table-cell office:value-type="float" office:value="-0.00300573335615266">
            <text:p>-0.0030057334</text:p>
          </table:table-cell>
          <table:table-cell office:value-type="float" office:value="0.00911175316757674">
            <text:p>0.0091117532</text:p>
          </table:table-cell>
          <table:table-cell office:value-type="float" office:value="1.0919390625">
            <text:p>1.0919390625</text:p>
          </table:table-cell>
          <table:table-cell office:value-type="float" office:value="0.989497640742162">
            <text:p>0.9894976407</text:p>
          </table:table-cell>
          <table:table-cell office:value-type="float" office:value="1.03205386321626">
            <text:p>1.0320538632</text:p>
          </table:table-cell>
          <table:table-cell office:value-type="float" office:value="27.114919157232">
            <text:p>27.11491915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311">
            <text:p>311</text:p>
          </table:table-cell>
          <table:table-cell office:value-type="float" office:value="8236">
            <text:p>8236</text:p>
          </table:table-cell>
          <table:table-cell office:value-type="float" office:value="12548">
            <text:p>12548</text:p>
          </table:table-cell>
          <table:table-cell office:value-type="float" office:value="17158">
            <text:p>17158</text:p>
          </table:table-cell>
          <table:table-cell office:value-type="float" office:value="-8.25">
            <text:p>-8.25</text:p>
          </table:table-cell>
          <table:table-cell office:value-type="float" office:value="164">
            <text:p>164</text:p>
          </table:table-cell>
          <table:table-cell office:value-type="float" office:value="297.75">
            <text:p>297.75</text:p>
          </table:table-cell>
          <table:table-cell office:value-type="float" office:value="-0.0010016998542982">
            <text:p>-0.0010016999</text:p>
          </table:table-cell>
          <table:table-cell office:value-type="float" office:value="0.0130698119222187">
            <text:p>0.0130698119</text:p>
          </table:table-cell>
          <table:table-cell office:value-type="float" office:value="0.0173534211446556">
            <text:p>0.0173534211</text:p>
          </table:table-cell>
          <table:table-cell office:value-type="float" office:value="0.996496017179049">
            <text:p>0.9964960172</text:p>
          </table:table-cell>
          <table:table-cell office:value-type="float" office:value="1.04607914889578">
            <text:p>1.0460791489</text:p>
          </table:table-cell>
          <table:table-cell office:value-type="float" office:value="1.06132721080813">
            <text:p>1.06132721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29">
            <text:p>729</text:p>
          </table:table-cell>
          <table:table-cell office:value-type="float" office:value="8385">
            <text:p>8385</text:p>
          </table:table-cell>
          <table:table-cell office:value-type="float" office:value="11232">
            <text:p>11232</text:p>
          </table:table-cell>
          <table:table-cell office:value-type="float" office:value="16000">
            <text:p>16000</text:p>
          </table:table-cell>
          <table:table-cell office:value-type="float" office:value="-77">
            <text:p>-77</text:p>
          </table:table-cell>
          <table:table-cell office:value-type="float" office:value="393.875">
            <text:p>393.875</text:p>
          </table:table-cell>
          <table:table-cell office:value-type="float" office:value="-44.25">
            <text:p>-44.25</text:p>
          </table:table-cell>
          <table:table-cell office:value-type="float" office:value="-0.00918306499701848">
            <text:p>-0.009183065</text:p>
          </table:table-cell>
          <table:table-cell office:value-type="float" office:value="0.0350672186609687">
            <text:p>0.0350672187</text:p>
          </table:table-cell>
          <table:table-cell office:value-type="float" office:value="-0.002765625">
            <text:p>-0.002765625</text:p>
          </table:table-cell>
          <table:table-cell office:value-type="float" office:value="0.968024556728605">
            <text:p>0.9680245567</text:p>
          </table:table-cell>
          <table:table-cell office:value-type="float" office:value="1.12514549656964">
            <text:p>1.1251454966</text:p>
          </table:table-cell>
          <table:table-cell office:value-type="float" office:value="0.990335303916016">
            <text:p>0.9903353039</text:p>
          </table:table-cell>
          <table:table-cell office:value-type="float" office:value="0">
            <text:p>0</text:p>
          </table:table-cell>
          <table:table-cell office:value-type="float" office:value="20.1108262067726">
            <text:p>20.11082620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8306">
            <text:p>8306</text:p>
          </table:table-cell>
          <table:table-cell office:value-type="float" office:value="11528">
            <text:p>11528</text:p>
          </table:table-cell>
          <table:table-cell office:value-type="float" office:value="16200">
            <text:p>16200</text:p>
          </table:table-cell>
          <table:table-cell office:value-type="float" office:value="144.5">
            <text:p>144.5</text:p>
          </table:table-cell>
          <table:table-cell office:value-type="float" office:value="496.75">
            <text:p>496.75</text:p>
          </table:table-cell>
          <table:table-cell office:value-type="float" office:value="96.125">
            <text:p>96.125</text:p>
          </table:table-cell>
          <table:table-cell office:value-type="float" office:value="0.0173970623645557">
            <text:p>0.0173970624</text:p>
          </table:table-cell>
          <table:table-cell office:value-type="float" office:value="0.0430907356002776">
            <text:p>0.0430907356</text:p>
          </table:table-cell>
          <table:table-cell office:value-type="float" office:value="0.00593364197530864">
            <text:p>0.005933642</text:p>
          </table:table-cell>
          <table:table-cell office:value-type="float" office:value="1.06148292752262">
            <text:p>1.0614829275</text:p>
          </table:table-cell>
          <table:table-cell office:value-type="float" office:value="1.15445692513033">
            <text:p>1.1544569251</text:p>
          </table:table-cell>
          <table:table-cell office:value-type="float" office:value="1.02083675480348">
            <text:p>1.0208367548</text:p>
          </table:table-cell>
          <table:table-cell office:value-type="float" office:value="0">
            <text:p>0</text:p>
          </table:table-cell>
          <table:table-cell office:value-type="float" office:value="16.4298956058452">
            <text:p>16.42989560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8074">
            <text:p>8074</text:p>
          </table:table-cell>
          <table:table-cell office:value-type="float" office:value="11490">
            <text:p>11490</text:p>
          </table:table-cell>
          <table:table-cell office:value-type="float" office:value="18863">
            <text:p>18863</text:p>
          </table:table-cell>
          <table:table-cell office:value-type="float" office:value="56.75">
            <text:p>56.75</text:p>
          </table:table-cell>
          <table:table-cell office:value-type="float" office:value="233.5">
            <text:p>233.5</text:p>
          </table:table-cell>
          <table:table-cell office:value-type="float" office:value="171.875">
            <text:p>171.875</text:p>
          </table:table-cell>
          <table:table-cell office:value-type="float" office:value="0.00702873420857072">
            <text:p>0.0070287342</text:p>
          </table:table-cell>
          <table:table-cell office:value-type="float" office:value="0.0203220191470844">
            <text:p>0.0203220191</text:p>
          </table:table-cell>
          <table:table-cell office:value-type="float" office:value="0.00911175316757674">
            <text:p>0.0091117532</text:p>
          </table:table-cell>
          <table:table-cell office:value-type="float" office:value="1.02469739981496">
            <text:p>1.0246973998</text:p>
          </table:table-cell>
          <table:table-cell office:value-type="float" office:value="1.07193651656074">
            <text:p>1.0719365166</text:p>
          </table:table-cell>
          <table:table-cell office:value-type="float" office:value="1.03205386321626">
            <text:p>1.0320538632</text:p>
          </table:table-cell>
          <table:table-cell office:value-type="float" office:value="0">
            <text:p>0</text:p>
          </table:table-cell>
          <table:table-cell office:value-type="float" office:value="34.453596122838">
            <text:p>34.45359612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3">
            <text:p>293</text:p>
          </table:table-cell>
          <table:table-cell office:value-type="float" office:value="8128">
            <text:p>8128</text:p>
          </table:table-cell>
          <table:table-cell office:value-type="float" office:value="11713">
            <text:p>11713</text:p>
          </table:table-cell>
          <table:table-cell office:value-type="float" office:value="16880">
            <text:p>16880</text:p>
          </table:table-cell>
          <table:table-cell office:value-type="float" office:value="-24">
            <text:p>-24</text:p>
          </table:table-cell>
          <table:table-cell office:value-type="float" office:value="229.5">
            <text:p>229.5</text:p>
          </table:table-cell>
          <table:table-cell office:value-type="float" office:value="147.875">
            <text:p>147.875</text:p>
          </table:table-cell>
          <table:table-cell office:value-type="float" office:value="-0.00295275590551181">
            <text:p>-0.0029527559</text:p>
          </table:table-cell>
          <table:table-cell office:value-type="float" office:value="0.0195936139332366">
            <text:p>0.0195936139</text:p>
          </table:table-cell>
          <table:table-cell office:value-type="float" office:value="0.0087603672985782">
            <text:p>0.0087603673</text:p>
          </table:table-cell>
          <table:table-cell office:value-type="float" office:value="0.989682443114886">
            <text:p>0.9896824431</text:p>
          </table:table-cell>
          <table:table-cell office:value-type="float" office:value="1.06933011179198">
            <text:p>1.0693301118</text:p>
          </table:table-cell>
          <table:table-cell office:value-type="float" office:value="1.03081170385403">
            <text:p>1.0308117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070">
            <text:p>8070</text:p>
          </table:table-cell>
          <table:table-cell office:value-type="float" office:value="11220">
            <text:p>11220</text:p>
          </table:table-cell>
          <table:table-cell office:value-type="float" office:value="18779">
            <text:p>18779</text:p>
          </table:table-cell>
          <table:table-cell office:value-type="float" office:value="-108.625">
            <text:p>-108.625</text:p>
          </table:table-cell>
          <table:table-cell office:value-type="float" office:value="351.375">
            <text:p>351.375</text:p>
          </table:table-cell>
          <table:table-cell office:value-type="float" office:value="645.25">
            <text:p>645.25</text:p>
          </table:table-cell>
          <table:table-cell office:value-type="float" office:value="-0.0134603469640644">
            <text:p>-0.013460347</text:p>
          </table:table-cell>
          <table:table-cell office:value-type="float" office:value="0.0313168449197861">
            <text:p>0.0313168449</text:p>
          </table:table-cell>
          <table:table-cell office:value-type="float" office:value="0.0343601895734597">
            <text:p>0.0343601896</text:p>
          </table:table-cell>
          <table:table-cell office:value-type="float" office:value="0.953243900268945">
            <text:p>0.9532439003</text:p>
          </table:table-cell>
          <table:table-cell office:value-type="float" office:value="1.11153121697968">
            <text:p>1.111531217</text:p>
          </table:table-cell>
          <table:table-cell office:value-type="float" office:value="1.12257468385706">
            <text:p>1.1225746839</text:p>
          </table:table-cell>
          <table:table-cell office:value-type="float" office:value="0">
            <text:p>0</text:p>
          </table:table-cell>
          <table:table-cell office:value-type="float" office:value="22.4781581140214">
            <text:p>22.478158114</text:p>
          </table:table-cell>
          <table:table-cell office:value-type="float" office:value="20.5175953582458">
            <text:p>20.517595358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758">
            <text:p>8758</text:p>
          </table:table-cell>
          <table:table-cell office:value-type="float" office:value="12675">
            <text:p>12675</text:p>
          </table:table-cell>
          <table:table-cell office:value-type="float" office:value="21990">
            <text:p>21990</text:p>
          </table:table-cell>
          <table:table-cell office:value-type="float" office:value="273">
            <text:p>273</text:p>
          </table:table-cell>
          <table:table-cell office:value-type="float" office:value="392.5">
            <text:p>392.5</text:p>
          </table:table-cell>
          <table:table-cell office:value-type="float" office:value="650.125">
            <text:p>650.125</text:p>
          </table:table-cell>
          <table:table-cell office:value-type="float" office:value="0.031171500342544">
            <text:p>0.0311715003</text:p>
          </table:table-cell>
          <table:table-cell office:value-type="float" office:value="0.0309664694280079">
            <text:p>0.0309664694</text:p>
          </table:table-cell>
          <table:table-cell office:value-type="float" office:value="0.0295645748067303">
            <text:p>0.0295645748</text:p>
          </table:table-cell>
          <table:table-cell office:value-type="float" office:value="1.11100470956877">
            <text:p>1.1110047096</text:p>
          </table:table-cell>
          <table:table-cell office:value-type="float" office:value="1.11026213056655">
            <text:p>1.1102621306</text:p>
          </table:table-cell>
          <table:table-cell office:value-type="float" office:value="1.10518917742722">
            <text:p>1.1051891774</text:p>
          </table:table-cell>
          <table:table-cell office:value-type="float" office:value="22.5813683669694">
            <text:p>22.581368367</text:p>
          </table:table-cell>
          <table:table-cell office:value-type="float" office:value="22.728609547021">
            <text:p>22.728609547</text:p>
          </table:table-cell>
          <table:table-cell office:value-type="float" office:value="23.7900842718733">
            <text:p>23.790084271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534">
            <text:p>8534</text:p>
          </table:table-cell>
          <table:table-cell office:value-type="float" office:value="13322">
            <text:p>13322</text:p>
          </table:table-cell>
          <table:table-cell office:value-type="float" office:value="20219">
            <text:p>20219</text:p>
          </table:table-cell>
          <table:table-cell office:value-type="float" office:value="63.25">
            <text:p>63.25</text:p>
          </table:table-cell>
          <table:table-cell office:value-type="float" office:value="57.5">
            <text:p>57.5</text:p>
          </table:table-cell>
          <table:table-cell office:value-type="float" office:value="883.5">
            <text:p>883.5</text:p>
          </table:table-cell>
          <table:table-cell office:value-type="float" office:value="0.00741153034919147">
            <text:p>0.0074115303</text:p>
          </table:table-cell>
          <table:table-cell office:value-type="float" office:value="0.00431616874343192">
            <text:p>0.0043161687</text:p>
          </table:table-cell>
          <table:table-cell office:value-type="float" office:value="0.0436965230723577">
            <text:p>0.0436965231</text:p>
          </table:table-cell>
          <table:table-cell office:value-type="float" office:value="1.02604802055512">
            <text:p>1.0260480206</text:p>
          </table:table-cell>
          <table:table-cell office:value-type="float" office:value="1.01514310405475">
            <text:p>1.0151431041</text:p>
          </table:table-cell>
          <table:table-cell office:value-type="float" office:value="1.15668022756533">
            <text:p>1.1566802276</text:p>
          </table:table-cell>
          <table:table-cell table:number-columns-repeated="2" office:value-type="float" office:value="0">
            <text:p>0</text:p>
          </table:table-cell>
          <table:table-cell office:value-type="float" office:value="16.206856888282">
            <text:p>16.2068568883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9036">
            <text:p>9036</text:p>
          </table:table-cell>
          <table:table-cell office:value-type="float" office:value="12440">
            <text:p>12440</text:p>
          </table:table-cell>
          <table:table-cell office:value-type="float" office:value="19602">
            <text:p>19602</text:p>
          </table:table-cell>
          <table:table-cell office:value-type="float" office:value="80.75">
            <text:p>80.75</text:p>
          </table:table-cell>
          <table:table-cell office:value-type="float" office:value="129.625">
            <text:p>129.625</text:p>
          </table:table-cell>
          <table:table-cell office:value-type="float" office:value="1076.375">
            <text:p>1076.375</text:p>
          </table:table-cell>
          <table:table-cell office:value-type="float" office:value="0.0089364763169544">
            <text:p>0.0089364763</text:p>
          </table:table-cell>
          <table:table-cell office:value-type="float" office:value="0.0104200160771704">
            <text:p>0.0104200161</text:p>
          </table:table-cell>
          <table:table-cell office:value-type="float" office:value="0.0549114886236098">
            <text:p>0.0549114886</text:p>
          </table:table-cell>
          <table:table-cell office:value-type="float" office:value="1.03143419390291">
            <text:p>1.0314341939</text:p>
          </table:table-cell>
          <table:table-cell office:value-type="float" office:value="1.03668286667079">
            <text:p>1.0366828667</text:p>
          </table:table-cell>
          <table:table-cell office:value-type="float" office:value="1.19810014248504">
            <text:p>1.1981001425</text:p>
          </table:table-cell>
          <table:table-cell table:number-columns-repeated="2" office:value-type="float" office:value="0">
            <text:p>0</text:p>
          </table:table-cell>
          <table:table-cell office:value-type="float" office:value="12.9664761075248">
            <text:p>12.966476107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568">
            <text:p>8568</text:p>
          </table:table-cell>
          <table:table-cell office:value-type="float" office:value="13415">
            <text:p>13415</text:p>
          </table:table-cell>
          <table:table-cell office:value-type="float" office:value="20656">
            <text:p>20656</text:p>
          </table:table-cell>
          <table:table-cell office:value-type="float" office:value="281.5">
            <text:p>281.5</text:p>
          </table:table-cell>
          <table:table-cell office:value-type="float" office:value="384.25">
            <text:p>384.25</text:p>
          </table:table-cell>
          <table:table-cell office:value-type="float" office:value="1082.25">
            <text:p>1082.25</text:p>
          </table:table-cell>
          <table:table-cell office:value-type="float" office:value="0.0328548085901027">
            <text:p>0.0328548086</text:p>
          </table:table-cell>
          <table:table-cell office:value-type="float" office:value="0.0286433097279165">
            <text:p>0.0286433097</text:p>
          </table:table-cell>
          <table:table-cell office:value-type="float" office:value="0.0523939775367932">
            <text:p>0.0523939775</text:p>
          </table:table-cell>
          <table:table-cell office:value-type="float" office:value="1.11710752942244">
            <text:p>1.1171075294</text:p>
          </table:table-cell>
          <table:table-cell office:value-type="float" office:value="1.10185964486436">
            <text:p>1.1018596449</text:p>
          </table:table-cell>
          <table:table-cell office:value-type="float" office:value="1.18875937398774">
            <text:p>1.188759374</text:p>
          </table:table-cell>
          <table:table-cell office:value-type="float" office:value="21.4419889321153">
            <text:p>21.4419889321</text:p>
          </table:table-cell>
          <table:table-cell office:value-type="float" office:value="24.5442121788339">
            <text:p>24.5442121788</text:p>
          </table:table-cell>
          <table:table-cell office:value-type="float" office:value="13.5731440721471">
            <text:p>13.573144072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8644">
            <text:p>8644</text:p>
          </table:table-cell>
          <table:table-cell office:value-type="float" office:value="14676">
            <text:p>14676</text:p>
          </table:table-cell>
          <table:table-cell office:value-type="float" office:value="21094">
            <text:p>21094</text:p>
          </table:table-cell>
          <table:table-cell office:value-type="float" office:value="285.875">
            <text:p>285.875</text:p>
          </table:table-cell>
          <table:table-cell office:value-type="float" office:value="411.5">
            <text:p>411.5</text:p>
          </table:table-cell>
          <table:table-cell office:value-type="float" office:value="493.125">
            <text:p>493.125</text:p>
          </table:table-cell>
          <table:table-cell office:value-type="float" office:value="0.0330720731142989">
            <text:p>0.0330720731</text:p>
          </table:table-cell>
          <table:table-cell office:value-type="float" office:value="0.0280389751976015">
            <text:p>0.0280389752</text:p>
          </table:table-cell>
          <table:table-cell office:value-type="float" office:value="0.0233775007111027">
            <text:p>0.0233775007</text:p>
          </table:table-cell>
          <table:table-cell office:value-type="float" office:value="1.1178960294594">
            <text:p>1.1178960295</text:p>
          </table:table-cell>
          <table:table-cell office:value-type="float" office:value="1.09967733408666">
            <text:p>1.0996773341</text:p>
          </table:table-cell>
          <table:table-cell office:value-type="float" office:value="1.08289240726627">
            <text:p>1.0828924073</text:p>
          </table:table-cell>
          <table:table-cell office:value-type="float" office:value="21.3033797550702">
            <text:p>21.3033797551</text:p>
          </table:table-cell>
          <table:table-cell office:value-type="float" office:value="25.0658220458319">
            <text:p>25.0658220458</text:p>
          </table:table-cell>
          <table:table-cell office:value-type="float" office:value="29.9954220802411">
            <text:p>29.995422080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293">
            <text:p>293</text:p>
          </table:table-cell>
          <table:table-cell office:value-type="float" office:value="8373">
            <text:p>8373</text:p>
          </table:table-cell>
          <table:table-cell office:value-type="float" office:value="14047">
            <text:p>14047</text:p>
          </table:table-cell>
          <table:table-cell office:value-type="float" office:value="22725">
            <text:p>22725</text:p>
          </table:table-cell>
          <table:table-cell office:value-type="float" office:value="82">
            <text:p>82</text:p>
          </table:table-cell>
          <table:table-cell office:value-type="float" office:value="129.375">
            <text:p>129.375</text:p>
          </table:table-cell>
          <table:table-cell office:value-type="float" office:value="700.25">
            <text:p>700.25</text:p>
          </table:table-cell>
          <table:table-cell office:value-type="float" office:value="0.00979338349456587">
            <text:p>0.0097933835</text:p>
          </table:table-cell>
          <table:table-cell office:value-type="float" office:value="0.00921015163380081">
            <text:p>0.0092101516</text:p>
          </table:table-cell>
          <table:table-cell office:value-type="float" office:value="0.0308140814081408">
            <text:p>0.0308140814</text:p>
          </table:table-cell>
          <table:table-cell office:value-type="float" office:value="1.03446482653711">
            <text:p>1.0344648265</text:p>
          </table:table-cell>
          <table:table-cell office:value-type="float" office:value="1.03240179142881">
            <text:p>1.0324017914</text:p>
          </table:table-cell>
          <table:table-cell office:value-type="float" office:value="1.10971031985003">
            <text:p>1.1097103199</text:p>
          </table:table-cell>
          <table:table-cell table:number-columns-repeated="2" office:value-type="float" office:value="0">
            <text:p>0</text:p>
          </table:table-cell>
          <table:table-cell office:value-type="float" office:value="22.8393149620363">
            <text:p>22.83931496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742">
            <text:p>8742</text:p>
          </table:table-cell>
          <table:table-cell office:value-type="float" office:value="14474">
            <text:p>14474</text:p>
          </table:table-cell>
          <table:table-cell office:value-type="float" office:value="24835">
            <text:p>24835</text:p>
          </table:table-cell>
          <table:table-cell office:value-type="float" office:value="135.375">
            <text:p>135.375</text:p>
          </table:table-cell>
          <table:table-cell office:value-type="float" office:value="483.375">
            <text:p>483.375</text:p>
          </table:table-cell>
          <table:table-cell office:value-type="float" office:value="843.625">
            <text:p>843.625</text:p>
          </table:table-cell>
          <table:table-cell office:value-type="float" office:value="0.0154855868222375">
            <text:p>0.0154855868</text:p>
          </table:table-cell>
          <table:table-cell office:value-type="float" office:value="0.0333960895398646">
            <text:p>0.0333960895</text:p>
          </table:table-cell>
          <table:table-cell office:value-type="float" office:value="0.0339691966982082">
            <text:p>0.0339691967</text:p>
          </table:table-cell>
          <table:table-cell office:value-type="float" office:value="1.05466956854032">
            <text:p>1.0546695685</text:p>
          </table:table-cell>
          <table:table-cell office:value-type="float" office:value="1.11907229903077">
            <text:p>1.119072299</text:p>
          </table:table-cell>
          <table:table-cell office:value-type="float" office:value="1.1211538448394">
            <text:p>1.1211538448</text:p>
          </table:table-cell>
          <table:table-cell office:value-type="float" office:value="0">
            <text:p>0</text:p>
          </table:table-cell>
          <table:table-cell office:value-type="float" office:value="21.1000157274642">
            <text:p>21.1000157275</text:p>
          </table:table-cell>
          <table:table-cell office:value-type="float" office:value="20.7498125233101">
            <text:p>20.749812523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030">
            <text:p>16030</text:p>
          </table:table-cell>
          <table:table-cell office:value-type="float" office:value="27348">
            <text:p>27348</text:p>
          </table:table-cell>
          <table:table-cell office:value-type="float" office:value="290.125">
            <text:p>290.125</text:p>
          </table:table-cell>
          <table:table-cell office:value-type="float" office:value="534.875">
            <text:p>534.875</text:p>
          </table:table-cell>
          <table:table-cell office:value-type="float" office:value="972">
            <text:p>972</text:p>
          </table:table-cell>
          <table:table-cell office:value-type="float" office:value="0.0281074404185235">
            <text:p>0.0281074404</text:p>
          </table:table-cell>
          <table:table-cell office:value-type="float" office:value="0.0333671241422333">
            <text:p>0.0333671241</text:p>
          </table:table-cell>
          <table:table-cell office:value-type="float" office:value="0.0355419043440105">
            <text:p>0.0355419043</text:p>
          </table:table-cell>
          <table:table-cell office:value-type="float" office:value="1.09992449675032">
            <text:p>1.0999244968</text:p>
          </table:table-cell>
          <table:table-cell office:value-type="float" office:value="1.11896712984592">
            <text:p>1.1189671298</text:p>
          </table:table-cell>
          <table:table-cell office:value-type="float" office:value="1.12687259005426">
            <text:p>1.1268725901</text:p>
          </table:table-cell>
          <table:table-cell office:value-type="float" office:value="25.0056021803103">
            <text:p>25.0056021803</text:p>
          </table:table-cell>
          <table:table-cell office:value-type="float" office:value="21.1180346817837">
            <text:p>21.1180346818</text:p>
          </table:table-cell>
          <table:table-cell office:value-type="float" office:value="19.8468084460356">
            <text:p>19.84680844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025">
            <text:p>11025</text:p>
          </table:table-cell>
          <table:table-cell office:value-type="float" office:value="15517">
            <text:p>15517</text:p>
          </table:table-cell>
          <table:table-cell office:value-type="float" office:value="26433">
            <text:p>26433</text:p>
          </table:table-cell>
          <table:table-cell office:value-type="float" office:value="363.25">
            <text:p>363.25</text:p>
          </table:table-cell>
          <table:table-cell office:value-type="float" office:value="577.5">
            <text:p>577.5</text:p>
          </table:table-cell>
          <table:table-cell office:value-type="float" office:value="1073.75">
            <text:p>1073.75</text:p>
          </table:table-cell>
          <table:table-cell office:value-type="float" office:value="0.0329478458049887">
            <text:p>0.0329478458</text:p>
          </table:table-cell>
          <table:table-cell office:value-type="float" office:value="0.0372172456015982">
            <text:p>0.0372172456</text:p>
          </table:table-cell>
          <table:table-cell office:value-type="float" office:value="0.0406215715204479">
            <text:p>0.0406215715</text:p>
          </table:table-cell>
          <table:table-cell office:value-type="float" office:value="1.11744515898211">
            <text:p>1.117445159</text:p>
          </table:table-cell>
          <table:table-cell office:value-type="float" office:value="1.13297520141113">
            <text:p>1.1329752014</text:p>
          </table:table-cell>
          <table:table-cell office:value-type="float" office:value="1.14540971998424">
            <text:p>1.14540972</text:p>
          </table:table-cell>
          <table:table-cell office:value-type="float" office:value="21.3824098070496">
            <text:p>21.382409807</text:p>
          </table:table-cell>
          <table:table-cell office:value-type="float" office:value="18.9688175564571">
            <text:p>18.9688175565</text:p>
          </table:table-cell>
          <table:table-cell office:value-type="float" office:value="17.4077981540833">
            <text:p>17.407798154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table:number-columns-repeated="2" office:value-type="float" office:value="621">
            <text:p>621</text:p>
          </table:table-cell>
          <table:table-cell office:value-type="float" office:value="10840">
            <text:p>10840</text:p>
          </table:table-cell>
          <table:table-cell office:value-type="float" office:value="15625">
            <text:p>15625</text:p>
          </table:table-cell>
          <table:table-cell office:value-type="float" office:value="26091">
            <text:p>26091</text:p>
          </table:table-cell>
          <table:table-cell office:value-type="float" office:value="421.125">
            <text:p>421.125</text:p>
          </table:table-cell>
          <table:table-cell office:value-type="float" office:value="528.25">
            <text:p>528.25</text:p>
          </table:table-cell>
          <table:table-cell office:value-type="float" office:value="915.75">
            <text:p>915.75</text:p>
          </table:table-cell>
          <table:table-cell office:value-type="float" office:value="0.0388491697416974">
            <text:p>0.0388491697</text:p>
          </table:table-cell>
          <table:table-cell office:value-type="float" office:value="0.033808">
            <text:p>0.033808</text:p>
          </table:table-cell>
          <table:table-cell office:value-type="float" office:value="0.0350983097619869">
            <text:p>0.0350983098</text:p>
          </table:table-cell>
          <table:table-cell office:value-type="float" office:value="1.13893023975559">
            <text:p>1.1389302398</text:p>
          </table:table-cell>
          <table:table-cell office:value-type="float" office:value="1.12056824249344">
            <text:p>1.1205682425</text:p>
          </table:table-cell>
          <table:table-cell office:value-type="float" office:value="1.12525859120932">
            <text:p>1.1252585912</text:p>
          </table:table-cell>
          <table:table-cell office:value-type="float" office:value="18.1863796880543">
            <text:p>18.1863796881</text:p>
          </table:table-cell>
          <table:table-cell office:value-type="float" office:value="20.8471134649179">
            <text:p>20.8471134649</text:p>
          </table:table-cell>
          <table:table-cell office:value-type="float" office:value="20.0933149599849">
            <text:p>20.0933149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10672">
            <text:p>10672</text:p>
          </table:table-cell>
          <table:table-cell office:value-type="float" office:value="17771">
            <text:p>17771</text:p>
          </table:table-cell>
          <table:table-cell office:value-type="float" office:value="26332">
            <text:p>26332</text:p>
          </table:table-cell>
          <table:table-cell office:value-type="float" office:value="572.375">
            <text:p>572.375</text:p>
          </table:table-cell>
          <table:table-cell office:value-type="float" office:value="971">
            <text:p>971</text:p>
          </table:table-cell>
          <table:table-cell office:value-type="float" office:value="827.375">
            <text:p>827.375</text:p>
          </table:table-cell>
          <table:table-cell office:value-type="float" office:value="0.0536333395802099">
            <text:p>0.0536333396</text:p>
          </table:table-cell>
          <table:table-cell office:value-type="float" office:value="0.054639581340386">
            <text:p>0.0546395813</text:p>
          </table:table-cell>
          <table:table-cell office:value-type="float" office:value="0.031420894728847">
            <text:p>0.0314208947</text:p>
          </table:table-cell>
          <table:table-cell office:value-type="float" office:value="1.19335469735521">
            <text:p>1.1933546974</text:p>
          </table:table-cell>
          <table:table-cell office:value-type="float" office:value="1.19709008303549">
            <text:p>1.197090083</text:p>
          </table:table-cell>
          <table:table-cell office:value-type="float" office:value="1.11190818589706">
            <text:p>1.1119081859</text:p>
          </table:table-cell>
          <table:table-cell office:value-type="float" office:value="13.2673676471042">
            <text:p>13.2673676471</text:p>
          </table:table-cell>
          <table:table-cell office:value-type="float" office:value="13.0293077830853">
            <text:p>13.0293077831</text:p>
          </table:table-cell>
          <table:table-cell office:value-type="float" office:value="22.4048579873141">
            <text:p>22.404857987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880">
            <text:p>10880</text:p>
          </table:table-cell>
          <table:table-cell office:value-type="float" office:value="18400">
            <text:p>18400</text:p>
          </table:table-cell>
          <table:table-cell office:value-type="float" office:value="28061">
            <text:p>28061</text:p>
          </table:table-cell>
          <table:table-cell office:value-type="float" office:value="565.125">
            <text:p>565.125</text:p>
          </table:table-cell>
          <table:table-cell office:value-type="float" office:value="1019.875">
            <text:p>1019.875</text:p>
          </table:table-cell>
          <table:table-cell office:value-type="float" office:value="569.75">
            <text:p>569.75</text:p>
          </table:table-cell>
          <table:table-cell office:value-type="float" office:value="0.0519416360294118">
            <text:p>0.051941636</text:p>
          </table:table-cell>
          <table:table-cell office:value-type="float" office:value="0.0554279891304348">
            <text:p>0.0554279891</text:p>
          </table:table-cell>
          <table:table-cell office:value-type="float" office:value="0.0203039806136631">
            <text:p>0.0203039806</text:p>
          </table:table-cell>
          <table:table-cell office:value-type="float" office:value="1.18708367586763">
            <text:p>1.1870836759</text:p>
          </table:table-cell>
          <table:table-cell office:value-type="float" office:value="1.20001959543545">
            <text:p>1.2000195954</text:p>
          </table:table-cell>
          <table:table-cell office:value-type="float" office:value="1.07187194534019">
            <text:p>1.0718719453</text:p>
          </table:table-cell>
          <table:table-cell office:value-type="float" office:value="13.6883801568159">
            <text:p>13.6883801568</text:p>
          </table:table-cell>
          <table:table-cell office:value-type="float" office:value="12.848821689928">
            <text:p>12.8488216899</text:p>
          </table:table-cell>
          <table:table-cell office:value-type="float" office:value="34.4838996565961">
            <text:p>34.483899656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423">
            <text:p>423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0966">
            <text:p>10966</text:p>
          </table:table-cell>
          <table:table-cell office:value-type="float" office:value="18452">
            <text:p>18452</text:p>
          </table:table-cell>
          <table:table-cell office:value-type="float" office:value="28800">
            <text:p>28800</text:p>
          </table:table-cell>
          <table:table-cell office:value-type="float" office:value="360.25">
            <text:p>360.25</text:p>
          </table:table-cell>
          <table:table-cell office:value-type="float" office:value="709.25">
            <text:p>709.25</text:p>
          </table:table-cell>
          <table:table-cell office:value-type="float" office:value="470.75">
            <text:p>470.75</text:p>
          </table:table-cell>
          <table:table-cell office:value-type="float" office:value="0.0328515411271202">
            <text:p>0.0328515411</text:p>
          </table:table-cell>
          <table:table-cell office:value-type="float" office:value="0.0384375677433341">
            <text:p>0.0384375677</text:p>
          </table:table-cell>
          <table:table-cell office:value-type="float" office:value="0.0163454861111111">
            <text:p>0.0163454861</text:p>
          </table:table-cell>
          <table:table-cell office:value-type="float" office:value="1.1170956725036">
            <text:p>1.1170956725</text:p>
          </table:table-cell>
          <table:table-cell office:value-type="float" office:value="1.13742728246516">
            <text:p>1.1374272825</text:p>
          </table:table-cell>
          <table:table-cell office:value-type="float" office:value="1.05773286422466">
            <text:p>1.0577328642</text:p>
          </table:table-cell>
          <table:table-cell office:value-type="float" office:value="21.4440874818393">
            <text:p>21.4440874818</text:p>
          </table:table-cell>
          <table:table-cell office:value-type="float" office:value="18.3774606068802">
            <text:p>18.37746060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1742">
            <text:p>11742</text:p>
          </table:table-cell>
          <table:table-cell office:value-type="float" office:value="18516">
            <text:p>18516</text:p>
          </table:table-cell>
          <table:table-cell office:value-type="float" office:value="29787">
            <text:p>29787</text:p>
          </table:table-cell>
          <table:table-cell office:value-type="float" office:value="395">
            <text:p>395</text:p>
          </table:table-cell>
          <table:table-cell office:value-type="float" office:value="693.25">
            <text:p>693.25</text:p>
          </table:table-cell>
          <table:table-cell office:value-type="float" office:value="427.125">
            <text:p>427.125</text:p>
          </table:table-cell>
          <table:table-cell office:value-type="float" office:value="0.0336399250553568">
            <text:p>0.0336399251</text:p>
          </table:table-cell>
          <table:table-cell office:value-type="float" office:value="0.0374405919205012">
            <text:p>0.0374405919</text:p>
          </table:table-cell>
          <table:table-cell office:value-type="float" office:value="0.0143393090945715">
            <text:p>0.0143393091</text:p>
          </table:table-cell>
          <table:table-cell office:value-type="float" office:value="1.1199577610269">
            <text:p>1.119957761</text:p>
          </table:table-cell>
          <table:table-cell office:value-type="float" office:value="1.13378959565153">
            <text:p>1.1337895957</text:p>
          </table:table-cell>
          <table:table-cell office:value-type="float" office:value="1.05059058877021">
            <text:p>1.0505905888</text:p>
          </table:table-cell>
          <table:table-cell office:value-type="float" office:value="20.9495591691058">
            <text:p>20.9495591691</text:p>
          </table:table-cell>
          <table:table-cell office:value-type="float" office:value="18.857704284911">
            <text:p>18.85770428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310">
            <text:p>13310</text:p>
          </table:table-cell>
          <table:table-cell office:value-type="float" office:value="18828">
            <text:p>18828</text:p>
          </table:table-cell>
          <table:table-cell office:value-type="float" office:value="31707">
            <text:p>31707</text:p>
          </table:table-cell>
          <table:table-cell office:value-type="float" office:value="416.375">
            <text:p>416.375</text:p>
          </table:table-cell>
          <table:table-cell office:value-type="float" office:value="379">
            <text:p>379</text:p>
          </table:table-cell>
          <table:table-cell office:value-type="float" office:value="659">
            <text:p>659</text:p>
          </table:table-cell>
          <table:table-cell office:value-type="float" office:value="0.0312828700225394">
            <text:p>0.03128287</text:p>
          </table:table-cell>
          <table:table-cell office:value-type="float" office:value="0.0201295942213724">
            <text:p>0.0201295942</text:p>
          </table:table-cell>
          <table:table-cell office:value-type="float" office:value="0.0207840539943861">
            <text:p>0.020784054</text:p>
          </table:table-cell>
          <table:table-cell office:value-type="float" office:value="1.11140813627431">
            <text:p>1.1114081363</text:p>
          </table:table-cell>
          <table:table-cell office:value-type="float" office:value="1.0712477728793">
            <text:p>1.0712477729</text:p>
          </table:table-cell>
          <table:table-cell office:value-type="float" office:value="1.07359086370522">
            <text:p>1.0735908637</text:p>
          </table:table-cell>
          <table:table-cell office:value-type="float" office:value="22.5021980550406">
            <text:p>22.502198055</text:p>
          </table:table-cell>
          <table:table-cell office:value-type="float" office:value="34.7796575483456">
            <text:p>34.7796575483</text:p>
          </table:table-cell>
          <table:table-cell office:value-type="float" office:value="33.6953362869513">
            <text:p>33.69533628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19778">
            <text:p>19778</text:p>
          </table:table-cell>
          <table:table-cell office:value-type="float" office:value="31906">
            <text:p>31906</text:p>
          </table:table-cell>
          <table:table-cell office:value-type="float" office:value="490.75">
            <text:p>490.75</text:p>
          </table:table-cell>
          <table:table-cell office:value-type="float" office:value="366.875">
            <text:p>366.875</text:p>
          </table:table-cell>
          <table:table-cell office:value-type="float" office:value="667.875">
            <text:p>667.875</text:p>
          </table:table-cell>
          <table:table-cell office:value-type="float" office:value="0.0334412265758092">
            <text:p>0.0334412266</text:p>
          </table:table-cell>
          <table:table-cell office:value-type="float" office:value="0.0185496511275154">
            <text:p>0.0185496511</text:p>
          </table:table-cell>
          <table:table-cell office:value-type="float" office:value="0.0209325832131887">
            <text:p>0.0209325832</text:p>
          </table:table-cell>
          <table:table-cell office:value-type="float" office:value="1.11923619165973">
            <text:p>1.1192361917</text:p>
          </table:table-cell>
          <table:table-cell office:value-type="float" office:value="1.06559819447793">
            <text:p>1.0655981945</text:p>
          </table:table-cell>
          <table:table-cell office:value-type="float" office:value="1.07412286040452">
            <text:p>1.0741228604</text:p>
          </table:table-cell>
          <table:table-cell office:value-type="float" office:value="21.0719988461731">
            <text:p>21.0719988462</text:p>
          </table:table-cell>
          <table:table-cell office:value-type="float" office:value="0">
            <text:p>0</text:p>
          </table:table-cell>
          <table:table-cell office:value-type="float" office:value="33.458690001023">
            <text:p>33.45869000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230">
            <text:p>14230</text:p>
          </table:table-cell>
          <table:table-cell office:value-type="float" office:value="20266">
            <text:p>20266</text:p>
          </table:table-cell>
          <table:table-cell office:value-type="float" office:value="30183">
            <text:p>30183</text:p>
          </table:table-cell>
          <table:table-cell office:value-type="float" office:value="536.375">
            <text:p>536.375</text:p>
          </table:table-cell>
          <table:table-cell office:value-type="float" office:value="281.875">
            <text:p>281.875</text:p>
          </table:table-cell>
          <table:table-cell office:value-type="float" office:value="871.25">
            <text:p>871.25</text:p>
          </table:table-cell>
          <table:table-cell office:value-type="float" office:value="0.0376932536893886">
            <text:p>0.0376932537</text:p>
          </table:table-cell>
          <table:table-cell office:value-type="float" office:value="0.013908763446166">
            <text:p>0.0139087634</text:p>
          </table:table-cell>
          <table:table-cell office:value-type="float" office:value="0.028865586588477">
            <text:p>0.0288655866</text:p>
          </table:table-cell>
          <table:table-cell office:value-type="float" office:value="1.1347111194053">
            <text:p>1.1347111194</text:p>
          </table:table-cell>
          <table:table-cell office:value-type="float" office:value="1.04905984131476">
            <text:p>1.0490598413</text:p>
          </table:table-cell>
          <table:table-cell office:value-type="float" office:value="1.1026626683543">
            <text:p>1.1026626684</text:p>
          </table:table-cell>
          <table:table-cell office:value-type="float" office:value="18.7335939694538">
            <text:p>18.7335939695</text:p>
          </table:table-cell>
          <table:table-cell office:value-type="float" office:value="0">
            <text:p>0</text:p>
          </table:table-cell>
          <table:table-cell office:value-type="float" office:value="24.3578553922">
            <text:p>24.357855392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4000">
            <text:p>14000</text:p>
          </table:table-cell>
          <table:table-cell office:value-type="float" office:value="20796">
            <text:p>20796</text:p>
          </table:table-cell>
          <table:table-cell office:value-type="float" office:value="29508">
            <text:p>29508</text:p>
          </table:table-cell>
          <table:table-cell office:value-type="float" office:value="541.5">
            <text:p>541.5</text:p>
          </table:table-cell>
          <table:table-cell office:value-type="float" office:value="880.25">
            <text:p>880.25</text:p>
          </table:table-cell>
          <table:table-cell office:value-type="float" office:value="1222.25">
            <text:p>1222.25</text:p>
          </table:table-cell>
          <table:table-cell office:value-type="float" office:value="0.0386785714285714">
            <text:p>0.0386785714</text:p>
          </table:table-cell>
          <table:table-cell office:value-type="float" office:value="0.0423278515099057">
            <text:p>0.0423278515</text:p>
          </table:table-cell>
          <table:table-cell office:value-type="float" office:value="0.0414209705842483">
            <text:p>0.0414209706</text:p>
          </table:table-cell>
          <table:table-cell office:value-type="float" office:value="1.1383072225">
            <text:p>1.1383072225</text:p>
          </table:table-cell>
          <table:table-cell office:value-type="float" office:value="1.15165910843102">
            <text:p>1.1516591084</text:p>
          </table:table-cell>
          <table:table-cell office:value-type="float" office:value="1.14833616278099">
            <text:p>1.1483361628</text:p>
          </table:table-cell>
          <table:table-cell office:value-type="float" office:value="18.2650843344765">
            <text:p>18.2650843345</text:p>
          </table:table-cell>
          <table:table-cell office:value-type="float" office:value="16.719854999321">
            <text:p>16.7198549993</text:p>
          </table:table-cell>
          <table:table-cell office:value-type="float" office:value="17.0784383536082">
            <text:p>17.078438353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14026">
            <text:p>14026</text:p>
          </table:table-cell>
          <table:table-cell office:value-type="float" office:value="22310">
            <text:p>22310</text:p>
          </table:table-cell>
          <table:table-cell office:value-type="float" office:value="32077">
            <text:p>32077</text:p>
          </table:table-cell>
          <table:table-cell office:value-type="float" office:value="454.375">
            <text:p>454.375</text:p>
          </table:table-cell>
          <table:table-cell office:value-type="float" office:value="472.875">
            <text:p>472.875</text:p>
          </table:table-cell>
          <table:table-cell office:value-type="float" office:value="1306.125">
            <text:p>1306.125</text:p>
          </table:table-cell>
          <table:table-cell office:value-type="float" office:value="0.0323951946385284">
            <text:p>0.0323951946</text:p>
          </table:table-cell>
          <table:table-cell office:value-type="float" office:value="0.021195652173913">
            <text:p>0.0211956522</text:p>
          </table:table-cell>
          <table:table-cell office:value-type="float" office:value="0.0407184275337469">
            <text:p>0.0407184275</text:p>
          </table:table-cell>
          <table:table-cell office:value-type="float" office:value="1.11544010056076">
            <text:p>1.1154401006</text:p>
          </table:table-cell>
          <table:table-cell office:value-type="float" office:value="1.07506532372401">
            <text:p>1.0750653237</text:p>
          </table:table-cell>
          <table:table-cell office:value-type="float" office:value="1.14576415743612">
            <text:p>1.1457641574</text:p>
          </table:table-cell>
          <table:table-cell office:value-type="float" office:value="21.7413369786563">
            <text:p>21.7413369787</text:p>
          </table:table-cell>
          <table:table-cell office:value-type="float" office:value="33.0476906035457">
            <text:p>33.0476906035</text:p>
          </table:table-cell>
          <table:table-cell office:value-type="float" office:value="17.3672041542802">
            <text:p>17.367204154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699">
            <text:p>22699</text:p>
          </table:table-cell>
          <table:table-cell office:value-type="float" office:value="33404">
            <text:p>33404</text:p>
          </table:table-cell>
          <table:table-cell office:value-type="float" office:value="270">
            <text:p>270</text:p>
          </table:table-cell>
          <table:table-cell office:value-type="float" office:value="508">
            <text:p>508</text:p>
          </table:table-cell>
          <table:table-cell office:value-type="float" office:value="1237.625">
            <text:p>1237.625</text:p>
          </table:table-cell>
          <table:table-cell office:value-type="float" office:value="0.0182247721903476">
            <text:p>0.0182247722</text:p>
          </table:table-cell>
          <table:table-cell office:value-type="float" office:value="0.0223798405216089">
            <text:p>0.0223798405</text:p>
          </table:table-cell>
          <table:table-cell office:value-type="float" office:value="0.0370502035684349">
            <text:p>0.0370502036</text:p>
          </table:table-cell>
          <table:table-cell office:value-type="float" office:value="1.06443770161614">
            <text:p>1.0644377016</text:p>
          </table:table-cell>
          <table:table-cell office:value-type="float" office:value="1.07931112205871">
            <text:p>1.0793111221</text:p>
          </table:table-cell>
          <table:table-cell office:value-type="float" office:value="1.13236623895507">
            <text:p>1.132366239</text:p>
          </table:table-cell>
          <table:table-cell office:value-type="float" office:value="0">
            <text:p>0</text:p>
          </table:table-cell>
          <table:table-cell office:value-type="float" office:value="31.317239733127">
            <text:p>31.3172397331</text:p>
          </table:table-cell>
          <table:table-cell office:value-type="float" office:value="19.0527953603409">
            <text:p>19.052795360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257">
            <text:p>21257</text:p>
          </table:table-cell>
          <table:table-cell office:value-type="float" office:value="35770">
            <text:p>35770</text:p>
          </table:table-cell>
          <table:table-cell office:value-type="float" office:value="208.25">
            <text:p>208.25</text:p>
          </table:table-cell>
          <table:table-cell office:value-type="float" office:value="616.5">
            <text:p>616.5</text:p>
          </table:table-cell>
          <table:table-cell office:value-type="float" office:value="1728.25">
            <text:p>1728.25</text:p>
          </table:table-cell>
          <table:table-cell office:value-type="float" office:value="0.0135271191945437">
            <text:p>0.0135271192</text:p>
          </table:table-cell>
          <table:table-cell office:value-type="float" office:value="0.0290022110363645">
            <text:p>0.029002211</text:p>
          </table:table-cell>
          <table:table-cell office:value-type="float" office:value="0.0483156276209114">
            <text:p>0.0483156276</text:p>
          </table:table-cell>
          <table:table-cell office:value-type="float" office:value="1.04770356377016">
            <text:p>1.0477035638</text:p>
          </table:table-cell>
          <table:table-cell office:value-type="float" office:value="1.10315634998747">
            <text:p>1.10315635</text:p>
          </table:table-cell>
          <table:table-cell office:value-type="float" office:value="1.1736801204231">
            <text:p>1.1736801204</text:p>
          </table:table-cell>
          <table:table-cell office:value-type="float" office:value="0">
            <text:p>0</text:p>
          </table:table-cell>
          <table:table-cell office:value-type="float" office:value="24.2447269442145">
            <text:p>24.2447269442</text:p>
          </table:table-cell>
          <table:table-cell office:value-type="float" office:value="14.6900797295671">
            <text:p>14.690079729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6074">
            <text:p>16074</text:p>
          </table:table-cell>
          <table:table-cell office:value-type="float" office:value="23056">
            <text:p>23056</text:p>
          </table:table-cell>
          <table:table-cell office:value-type="float" office:value="39565">
            <text:p>39565</text:p>
          </table:table-cell>
          <table:table-cell office:value-type="float" office:value="195.75">
            <text:p>195.75</text:p>
          </table:table-cell>
          <table:table-cell office:value-type="float" office:value="1200">
            <text:p>1200</text:p>
          </table:table-cell>
          <table:table-cell office:value-type="float" office:value="2004.5">
            <text:p>2004.5</text:p>
          </table:table-cell>
          <table:table-cell office:value-type="float" office:value="0.0121780515117581">
            <text:p>0.0121780515</text:p>
          </table:table-cell>
          <table:table-cell office:value-type="float" office:value="0.0520471894517696">
            <text:p>0.0520471895</text:p>
          </table:table-cell>
          <table:table-cell office:value-type="float" office:value="0.0506634651838746">
            <text:p>0.0506634652</text:p>
          </table:table-cell>
          <table:table-cell office:value-type="float" office:value="1.04291385797085">
            <text:p>1.042913858</text:p>
          </table:table-cell>
          <table:table-cell office:value-type="float" office:value="1.18747462654366">
            <text:p>1.1874746265</text:p>
          </table:table-cell>
          <table:table-cell office:value-type="float" office:value="1.18235303008426">
            <text:p>1.1823530301</text:p>
          </table:table-cell>
          <table:table-cell office:value-type="float" office:value="0">
            <text:p>0</text:p>
          </table:table-cell>
          <table:table-cell office:value-type="float" office:value="13.6613108050933">
            <text:p>13.6613108051</text:p>
          </table:table-cell>
          <table:table-cell office:value-type="float" office:value="14.0251199365773">
            <text:p>14.025119936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448">
            <text:p>24448</text:p>
          </table:table-cell>
          <table:table-cell office:value-type="float" office:value="41786">
            <text:p>41786</text:p>
          </table:table-cell>
          <table:table-cell office:value-type="float" office:value="332.75">
            <text:p>332.75</text:p>
          </table:table-cell>
          <table:table-cell office:value-type="float" office:value="1205">
            <text:p>1205</text:p>
          </table:table-cell>
          <table:table-cell office:value-type="float" office:value="1925.625">
            <text:p>1925.625</text:p>
          </table:table-cell>
          <table:table-cell office:value-type="float" office:value="0.0196370610799646">
            <text:p>0.0196370611</text:p>
          </table:table-cell>
          <table:table-cell office:value-type="float" office:value="0.0492882853403141">
            <text:p>0.0492882853</text:p>
          </table:table-cell>
          <table:table-cell office:value-type="float" office:value="0.0460830182357727">
            <text:p>0.0460830182</text:p>
          </table:table-cell>
          <table:table-cell office:value-type="float" office:value="1.06948551754888">
            <text:p>1.0694855175</text:p>
          </table:table-cell>
          <table:table-cell office:value-type="float" office:value="1.1772704954318">
            <text:p>1.1772704954</text:p>
          </table:table-cell>
          <table:table-cell office:value-type="float" office:value="1.16545290718185">
            <text:p>1.1654529072</text:p>
          </table:table-cell>
          <table:table-cell office:value-type="float" office:value="0">
            <text:p>0</text:p>
          </table:table-cell>
          <table:table-cell office:value-type="float" office:value="14.406916849031">
            <text:p>14.406916849</text:p>
          </table:table-cell>
          <table:table-cell office:value-type="float" office:value="15.3852426512659">
            <text:p>15.385242651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4335">
            <text:p>24335</text:p>
          </table:table-cell>
          <table:table-cell office:value-type="float" office:value="41807">
            <text:p>41807</text:p>
          </table:table-cell>
          <table:table-cell office:value-type="float" office:value="329.875">
            <text:p>329.875</text:p>
          </table:table-cell>
          <table:table-cell office:value-type="float" office:value="910.25">
            <text:p>910.25</text:p>
          </table:table-cell>
          <table:table-cell office:value-type="float" office:value="1272.75">
            <text:p>1272.75</text:p>
          </table:table-cell>
          <table:table-cell office:value-type="float" office:value="0.0195945945945946">
            <text:p>0.0195945946</text:p>
          </table:table-cell>
          <table:table-cell office:value-type="float" office:value="0.0374049722621738">
            <text:p>0.0374049723</text:p>
          </table:table-cell>
          <table:table-cell office:value-type="float" office:value="0.0304434664051475">
            <text:p>0.0304434664</text:p>
          </table:table-cell>
          <table:table-cell office:value-type="float" office:value="1.06933361943024">
            <text:p>1.0693336194</text:p>
          </table:table-cell>
          <table:table-cell office:value-type="float" office:value="1.13365970153948">
            <text:p>1.1336597015</text:p>
          </table:table-cell>
          <table:table-cell office:value-type="float" office:value="1.10836866952567">
            <text:p>1.1083686695</text:p>
          </table:table-cell>
          <table:table-cell office:value-type="float" office:value="0">
            <text:p>0</text:p>
          </table:table-cell>
          <table:table-cell office:value-type="float" office:value="18.8753358967915">
            <text:p>18.8753358968</text:p>
          </table:table-cell>
          <table:table-cell office:value-type="float" office:value="23.1131809307948">
            <text:p>23.113180930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449">
            <text:p>449</text:p>
          </table:table-cell>
          <table:table-cell table:number-columns-repeated="2"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574">
            <text:p>25574</text:p>
          </table:table-cell>
          <table:table-cell office:value-type="float" office:value="44009">
            <text:p>44009</text:p>
          </table:table-cell>
          <table:table-cell office:value-type="float" office:value="401.375">
            <text:p>401.375</text:p>
          </table:table-cell>
          <table:table-cell office:value-type="float" office:value="359.75">
            <text:p>359.75</text:p>
          </table:table-cell>
          <table:table-cell office:value-type="float" office:value="609.375">
            <text:p>609.375</text:p>
          </table:table-cell>
          <table:table-cell office:value-type="float" office:value="0.0252500629089079">
            <text:p>0.0252500629</text:p>
          </table:table-cell>
          <table:table-cell office:value-type="float" office:value="0.0140670211933995">
            <text:p>0.0140670212</text:p>
          </table:table-cell>
          <table:table-cell office:value-type="float" office:value="0.0138465995591811">
            <text:p>0.0138465996</text:p>
          </table:table-cell>
          <table:table-cell office:value-type="float" office:value="1.08962484890791">
            <text:p>1.0896248489</text:p>
          </table:table-cell>
          <table:table-cell office:value-type="float" office:value="1.049622421104">
            <text:p>1.0496224211</text:p>
          </table:table-cell>
          <table:table-cell office:value-type="float" office:value="1.04883888596306">
            <text:p>1.048838886</text:p>
          </table:table-cell>
          <table:table-cell office:value-type="float" office:value="27.7964383079818">
            <text:p>27.7964383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673">
            <text:p>673</text:p>
          </table:table-cell>
          <table:table-cell office:value-type="float" office:value="465">
            <text:p>465</text:p>
          </table:table-cell>
          <table:table-cell office:value-type="float" office:value="673">
            <text:p>673</text:p>
          </table:table-cell>
          <table:table-cell office:value-type="float" office:value="15555">
            <text:p>15555</text:p>
          </table:table-cell>
          <table:table-cell office:value-type="float" office:value="26959">
            <text:p>26959</text:p>
          </table:table-cell>
          <table:table-cell office:value-type="float" office:value="45544">
            <text:p>45544</text:p>
          </table:table-cell>
          <table:table-cell office:value-type="float" office:value="610.25">
            <text:p>610.25</text:p>
          </table:table-cell>
          <table:table-cell office:value-type="float" office:value="286.75">
            <text:p>286.75</text:p>
          </table:table-cell>
          <table:table-cell office:value-type="float" office:value="414.625">
            <text:p>414.625</text:p>
          </table:table-cell>
          <table:table-cell office:value-type="float" office:value="0.0392317582770813">
            <text:p>0.0392317583</text:p>
          </table:table-cell>
          <table:table-cell office:value-type="float" office:value="0.0106365221261916">
            <text:p>0.0106365221</text:p>
          </table:table-cell>
          <table:table-cell office:value-type="float" office:value="0.00910383365536624">
            <text:p>0.0091038337</text:p>
          </table:table-cell>
          <table:table-cell office:value-type="float" office:value="1.14032785045051">
            <text:p>1.1403278505</text:p>
          </table:table-cell>
          <table:table-cell office:value-type="float" office:value="1.03744957322344">
            <text:p>1.0374495732</text:p>
          </table:table-cell>
          <table:table-cell office:value-type="float" office:value="1.03202586217674">
            <text:p>1.0320258622</text:p>
          </table:table-cell>
          <table:table-cell office:value-type="float" office:value="18.0123629680202">
            <text:p>18.0123629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528">
            <text:p>28528</text:p>
          </table:table-cell>
          <table:table-cell office:value-type="float" office:value="47482">
            <text:p>47482</text:p>
          </table:table-cell>
          <table:table-cell office:value-type="float" office:value="631.875">
            <text:p>631.875</text:p>
          </table:table-cell>
          <table:table-cell office:value-type="float" office:value="101.375">
            <text:p>101.375</text:p>
          </table:table-cell>
          <table:table-cell office:value-type="float" office:value="189.5">
            <text:p>189.5</text:p>
          </table:table-cell>
          <table:table-cell office:value-type="float" office:value="0.0378640340364334">
            <text:p>0.037864034</text:p>
          </table:table-cell>
          <table:table-cell office:value-type="float" office:value="0.0035535263600673">
            <text:p>0.0035535264</text:p>
          </table:table-cell>
          <table:table-cell office:value-type="float" office:value="0.00399098605787456">
            <text:p>0.0039909861</text:p>
          </table:table-cell>
          <table:table-cell office:value-type="float" office:value="1.1353341418716">
            <text:p>1.1353341419</text:p>
          </table:table-cell>
          <table:table-cell office:value-type="float" office:value="1.01246209225744">
            <text:p>1.0124620923</text:p>
          </table:table-cell>
          <table:table-cell office:value-type="float" office:value="1.0139996700232">
            <text:p>1.01399967</text:p>
          </table:table-cell>
          <table:table-cell office:value-type="float" office:value="18.6506427815646">
            <text:p>18.65064278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9323">
            <text:p>29323</text:p>
          </table:table-cell>
          <table:table-cell office:value-type="float" office:value="43586">
            <text:p>43586</text:p>
          </table:table-cell>
          <table:table-cell office:value-type="float" office:value="630.375">
            <text:p>630.375</text:p>
          </table:table-cell>
          <table:table-cell office:value-type="float" office:value="1019.625">
            <text:p>1019.625</text:p>
          </table:table-cell>
          <table:table-cell office:value-type="float" office:value="454.625">
            <text:p>454.625</text:p>
          </table:table-cell>
          <table:table-cell office:value-type="float" office:value="0.0361163630113441">
            <text:p>0.036116363</text:p>
          </table:table-cell>
          <table:table-cell office:value-type="float" office:value="0.0347721924768953">
            <text:p>0.0347721925</text:p>
          </table:table-cell>
          <table:table-cell office:value-type="float" office:value="0.0104305281512412">
            <text:p>0.0104305282</text:p>
          </table:table-cell>
          <table:table-cell office:value-type="float" office:value="1.12896387822695">
            <text:p>1.1289638782</text:p>
          </table:table-cell>
          <table:table-cell office:value-type="float" office:value="1.12407252019365">
            <text:p>1.1240725202</text:p>
          </table:table-cell>
          <table:table-cell office:value-type="float" office:value="1.03672008852767">
            <text:p>1.0367200885</text:p>
          </table:table-cell>
          <table:table-cell office:value-type="float" office:value="19.536578020319">
            <text:p>19.5365780203</text:p>
          </table:table-cell>
          <table:table-cell office:value-type="float" office:value="20.2785502269269">
            <text:p>20.27855022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29348">
            <text:p>29348</text:p>
          </table:table-cell>
          <table:table-cell office:value-type="float" office:value="42568">
            <text:p>42568</text:p>
          </table:table-cell>
          <table:table-cell office:value-type="float" office:value="816.625">
            <text:p>816.625</text:p>
          </table:table-cell>
          <table:table-cell office:value-type="float" office:value="-313.25">
            <text:p>-313.25</text:p>
          </table:table-cell>
          <table:table-cell office:value-type="float" office:value="578.25">
            <text:p>578.25</text:p>
          </table:table-cell>
          <table:table-cell office:value-type="float" office:value="0.0437563628569898">
            <text:p>0.0437563629</text:p>
          </table:table-cell>
          <table:table-cell office:value-type="float" office:value="-0.010673640452501">
            <text:p>-0.0106736405</text:p>
          </table:table-cell>
          <table:table-cell office:value-type="float" office:value="0.0135841477165946">
            <text:p>0.0135841477</text:p>
          </table:table-cell>
          <table:table-cell office:value-type="float" office:value="1.15689992380879">
            <text:p>1.1568999238</text:p>
          </table:table-cell>
          <table:table-cell office:value-type="float" office:value="0.962865554553245">
            <text:p>0.9628655546</text:p>
          </table:table-cell>
          <table:table-cell office:value-type="float" office:value="1.04790619398369">
            <text:p>1.047906194</text:p>
          </table:table-cell>
          <table:table-cell office:value-type="float" office:value="16.1851601888029">
            <text:p>16.1851601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27783">
            <text:p>27783</text:p>
          </table:table-cell>
          <table:table-cell office:value-type="float" office:value="44042">
            <text:p>44042</text:p>
          </table:table-cell>
          <table:table-cell office:value-type="float" office:value="977.5">
            <text:p>977.5</text:p>
          </table:table-cell>
          <table:table-cell office:value-type="float" office:value="-189.375">
            <text:p>-189.375</text:p>
          </table:table-cell>
          <table:table-cell office:value-type="float" office:value="-23">
            <text:p>-23</text:p>
          </table:table-cell>
          <table:table-cell office:value-type="float" office:value="0.0471311475409836">
            <text:p>0.0471311475</text:p>
          </table:table-cell>
          <table:table-cell office:value-type="float" office:value="-0.00681621855091243">
            <text:p>-0.0068162186</text:p>
          </table:table-cell>
          <table:table-cell office:value-type="float" office:value="-0.000522228781617547">
            <text:p>-0.0005222288</text:p>
          </table:table-cell>
          <table:table-cell office:value-type="float" office:value="1.16931285272776">
            <text:p>1.1693128527</text:p>
          </table:table-cell>
          <table:table-cell office:value-type="float" office:value="0.976234298309061">
            <text:p>0.9762342983</text:p>
          </table:table-cell>
          <table:table-cell office:value-type="float" office:value="0.998172733801223">
            <text:p>0.9981727338</text:p>
          </table:table-cell>
          <table:table-cell office:value-type="float" office:value="15.0506884517554">
            <text:p>15.050688451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table:number-columns-repeated="2" office:value-type="float" office:value="770">
            <text:p>770</text:p>
          </table:table-cell>
          <table:table-cell office:value-type="float" office:value="22000">
            <text:p>22000</text:p>
          </table:table-cell>
          <table:table-cell office:value-type="float" office:value="29442">
            <text:p>29442</text:p>
          </table:table-cell>
          <table:table-cell office:value-type="float" office:value="46073">
            <text:p>46073</text:p>
          </table:table-cell>
          <table:table-cell office:value-type="float" office:value="943">
            <text:p>943</text:p>
          </table:table-cell>
          <table:table-cell office:value-type="float" office:value="-422.875">
            <text:p>-422.875</text:p>
          </table:table-cell>
          <table:table-cell office:value-type="float" office:value="9.375">
            <text:p>9.375</text:p>
          </table:table-cell>
          <table:table-cell office:value-type="float" office:value="0.0428636363636364">
            <text:p>0.0428636364</text:p>
          </table:table-cell>
          <table:table-cell office:value-type="float" office:value="-0.0143629848515726">
            <text:p>-0.0143629849</text:p>
          </table:table-cell>
          <table:table-cell office:value-type="float" office:value="0.000203481431641091">
            <text:p>0.0002034814</text:p>
          </table:table-cell>
          <table:table-cell office:value-type="float" office:value="1.15362381826446">
            <text:p>1.1536238183</text:p>
          </table:table-cell>
          <table:table-cell office:value-type="float" office:value="0.950133891873835">
            <text:p>0.9501338919</text:p>
          </table:table-cell>
          <table:table-cell office:value-type="float" office:value="1.00071226616394">
            <text:p>1.0007122662</text:p>
          </table:table-cell>
          <table:table-cell office:value-type="float" office:value="16.515133418561">
            <text:p>16.5151334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735">
            <text:p>735</text:p>
          </table:table-cell>
          <table:table-cell office:value-type="float" office:value="368">
            <text:p>368</text:p>
          </table:table-cell>
          <table:table-cell office:value-type="float" office:value="21663">
            <text:p>21663</text:p>
          </table:table-cell>
          <table:table-cell office:value-type="float" office:value="29763">
            <text:p>29763</text:p>
          </table:table-cell>
          <table:table-cell office:value-type="float" office:value="45584">
            <text:p>45584</text:p>
          </table:table-cell>
          <table:table-cell office:value-type="float" office:value="-757.125">
            <text:p>-757.125</text:p>
          </table:table-cell>
          <table:table-cell office:value-type="float" office:value="-504.875">
            <text:p>-504.875</text:p>
          </table:table-cell>
          <table:table-cell office:value-type="float" office:value="879.25">
            <text:p>879.25</text:p>
          </table:table-cell>
          <table:table-cell office:value-type="float" office:value="-0.0349501454092231">
            <text:p>-0.0349501454</text:p>
          </table:table-cell>
          <table:table-cell office:value-type="float" office:value="-0.0169631757551322">
            <text:p>-0.0169631758</text:p>
          </table:table-cell>
          <table:table-cell office:value-type="float" office:value="0.0192885661635662">
            <text:p>0.0192885662</text:p>
          </table:table-cell>
          <table:table-cell office:value-type="float" office:value="0.880068655889406">
            <text:p>0.8800686559</text:p>
          </table:table-cell>
          <table:table-cell office:value-type="float" office:value="0.941192873547168">
            <text:p>0.9411928735</text:p>
          </table:table-cell>
          <table:table-cell office:value-type="float" office:value="1.06823919719039">
            <text:p>1.0682391972</text:p>
          </table:table-cell>
          <table:table-cell office:value-type="float" office:value="-19.4838263729608">
            <text:p>-19.4838263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19923">
            <text:p>19923</text:p>
          </table:table-cell>
          <table:table-cell office:value-type="float" office:value="29192">
            <text:p>29192</text:p>
          </table:table-cell>
          <table:table-cell office:value-type="float" office:value="46284">
            <text:p>46284</text:p>
          </table:table-cell>
          <table:table-cell office:value-type="float" office:value="-160.375">
            <text:p>-160.375</text:p>
          </table:table-cell>
          <table:table-cell office:value-type="float" office:value="414.125">
            <text:p>414.125</text:p>
          </table:table-cell>
          <table:table-cell office:value-type="float" office:value="1865.125">
            <text:p>1865.125</text:p>
          </table:table-cell>
          <table:table-cell office:value-type="float" office:value="-0.00804974150479345">
            <text:p>-0.0080497415</text:p>
          </table:table-cell>
          <table:table-cell office:value-type="float" office:value="0.0141862496574404">
            <text:p>0.0141862497</text:p>
          </table:table-cell>
          <table:table-cell office:value-type="float" office:value="0.0402974029902342">
            <text:p>0.040297403</text:p>
          </table:table-cell>
          <table:table-cell office:value-type="float" office:value="0.971952909476279">
            <text:p>0.9719529095</text:p>
          </table:table-cell>
          <table:table-cell office:value-type="float" office:value="1.05004632317255">
            <text:p>1.0500463232</text:p>
          </table:table-cell>
          <table:table-cell office:value-type="float" office:value="1.14422371661382">
            <text:p>1.1442237166</text:p>
          </table:table-cell>
          <table:table-cell table:number-columns-repeated="2" office:value-type="float" office:value="0">
            <text:p>0</text:p>
          </table:table-cell>
          <table:table-cell office:value-type="float" office:value="17.5450820086923">
            <text:p>17.545082008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0">
            <text:p>470</text:p>
          </table:table-cell>
          <table:table-cell table:number-columns-repeated="2" office:value-type="float" office:value="855">
            <text:p>855</text:p>
          </table:table-cell>
          <table:table-cell office:value-type="float" office:value="20088">
            <text:p>20088</text:p>
          </table:table-cell>
          <table:table-cell office:value-type="float" office:value="29892">
            <text:p>29892</text:p>
          </table:table-cell>
          <table:table-cell office:value-type="float" office:value="48804">
            <text:p>48804</text:p>
          </table:table-cell>
          <table:table-cell office:value-type="float" office:value="-131.375">
            <text:p>-131.375</text:p>
          </table:table-cell>
          <table:table-cell office:value-type="float" office:value="-234.5">
            <text:p>-234.5</text:p>
          </table:table-cell>
          <table:table-cell office:value-type="float" office:value="2000.25">
            <text:p>2000.25</text:p>
          </table:table-cell>
          <table:table-cell office:value-type="float" office:value="-0.00653997411389884">
            <text:p>-0.0065399741</text:p>
          </table:table-cell>
          <table:table-cell office:value-type="float" office:value="-0.00784490833667871">
            <text:p>-0.0078449083</text:p>
          </table:table-cell>
          <table:table-cell office:value-type="float" office:value="0.0409853700516351">
            <text:p>0.0409853701</text:p>
          </table:table-cell>
          <table:table-cell office:value-type="float" office:value="0.977193922273718">
            <text:p>0.9771939223</text:p>
          </table:table-cell>
          <table:table-cell office:value-type="float" office:value="0.972663444291774">
            <text:p>0.9726634443</text:p>
          </table:table-cell>
          <table:table-cell office:value-type="float" office:value="1.14674120427493">
            <text:p>1.146741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7.2563169653553">
            <text:p>17.256316965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table:number-columns-repeated="2" office:value-type="float" office:value="872">
            <text:p>872</text:p>
          </table:table-cell>
          <table:table-cell office:value-type="float" office:value="19008">
            <text:p>19008</text:p>
          </table:table-cell>
          <table:table-cell office:value-type="float" office:value="30950">
            <text:p>30950</text:p>
          </table:table-cell>
          <table:table-cell office:value-type="float" office:value="51996">
            <text:p>51996</text:p>
          </table:table-cell>
          <table:table-cell office:value-type="float" office:value="-153.5">
            <text:p>-153.5</text:p>
          </table:table-cell>
          <table:table-cell office:value-type="float" office:value="1162.5">
            <text:p>1162.5</text:p>
          </table:table-cell>
          <table:table-cell office:value-type="float" office:value="1953">
            <text:p>1953</text:p>
          </table:table-cell>
          <table:table-cell office:value-type="float" office:value="-0.00807554713804714">
            <text:p>-0.0080755471</text:p>
          </table:table-cell>
          <table:table-cell table:number-columns-repeated="2" office:value-type="float" office:value="0.0375605815831987">
            <text:p>0.0375605816</text:p>
          </table:table-cell>
          <table:table-cell office:value-type="float" office:value="0.971863405361529">
            <text:p>0.9718634054</text:p>
          </table:table-cell>
          <table:table-cell table:number-columns-repeated="2" office:value-type="float" office:value="1.13422719822738">
            <text:p>1.13422719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985558402895">
            <text:p>18.798555840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6929">
            <text:p>16929</text:p>
          </table:table-cell>
          <table:table-cell office:value-type="float" office:value="29463">
            <text:p>29463</text:p>
          </table:table-cell>
          <table:table-cell office:value-type="float" office:value="52164">
            <text:p>52164</text:p>
          </table:table-cell>
          <table:table-cell office:value-type="float" office:value="103.875">
            <text:p>103.875</text:p>
          </table:table-cell>
          <table:table-cell office:value-type="float" office:value="-255">
            <text:p>-255</text:p>
          </table:table-cell>
          <table:table-cell office:value-type="float" office:value="1512">
            <text:p>1512</text:p>
          </table:table-cell>
          <table:table-cell office:value-type="float" office:value="0.00613592060960482">
            <text:p>0.0061359206</text:p>
          </table:table-cell>
          <table:table-cell office:value-type="float" office:value="-0.00865492312391813">
            <text:p>-0.0086549231</text:p>
          </table:table-cell>
          <table:table-cell office:value-type="float" office:value="0.0289855072463768">
            <text:p>0.0289855072</text:p>
          </table:table-cell>
          <table:table-cell office:value-type="float" office:value="1.0215495151962">
            <text:p>1.0215495152</text:p>
          </table:table-cell>
          <table:table-cell office:value-type="float" office:value="0.969854588147077">
            <text:p>0.9698545881</text:p>
          </table:table-cell>
          <table:table-cell office:value-type="float" office:value="1.10309598823777">
            <text:p>1.1030959882</text:p>
          </table:table-cell>
          <table:table-cell table:number-columns-repeated="2" office:value-type="float" office:value="0">
            <text:p>0</text:p>
          </table:table-cell>
          <table:table-cell office:value-type="float" office:value="24.2585008793437">
            <text:p>24.258500879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19899">
            <text:p>19899</text:p>
          </table:table-cell>
          <table:table-cell office:value-type="float" office:value="28770">
            <text:p>28770</text:p>
          </table:table-cell>
          <table:table-cell office:value-type="float" office:value="55566">
            <text:p>55566</text:p>
          </table:table-cell>
          <table:table-cell office:value-type="float" office:value="358.875">
            <text:p>358.875</text:p>
          </table:table-cell>
          <table:table-cell office:value-type="float" office:value="333.75">
            <text:p>333.75</text:p>
          </table:table-cell>
          <table:table-cell office:value-type="float" office:value="1853.25">
            <text:p>1853.25</text:p>
          </table:table-cell>
          <table:table-cell office:value-type="float" office:value="0.0180348258706468">
            <text:p>0.0180348259</text:p>
          </table:table-cell>
          <table:table-cell office:value-type="float" office:value="0.0116006256517205">
            <text:p>0.0116006257</text:p>
          </table:table-cell>
          <table:table-cell office:value-type="float" office:value="0.0333522297808012">
            <text:p>0.0333522298</text:p>
          </table:table-cell>
          <table:table-cell office:value-type="float" office:value="1.06375939023787">
            <text:p>1.0637593902</text:p>
          </table:table-cell>
          <table:table-cell office:value-type="float" office:value="1.04086595583142">
            <text:p>1.0408659558</text:p>
          </table:table-cell>
          <table:table-cell office:value-type="float" office:value="1.11891305184625">
            <text:p>1.1189130518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73124318754">
            <text:p>21.12731243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19992">
            <text:p>19992</text:p>
          </table:table-cell>
          <table:table-cell office:value-type="float" office:value="31320">
            <text:p>31320</text:p>
          </table:table-cell>
          <table:table-cell office:value-type="float" office:value="58884">
            <text:p>58884</text:p>
          </table:table-cell>
          <table:table-cell office:value-type="float" office:value="-361.625">
            <text:p>-361.625</text:p>
          </table:table-cell>
          <table:table-cell office:value-type="float" office:value="724.5">
            <text:p>724.5</text:p>
          </table:table-cell>
          <table:table-cell office:value-type="float" office:value="1459.5">
            <text:p>1459.5</text:p>
          </table:table-cell>
          <table:table-cell office:value-type="float" office:value="-0.0180884853941577">
            <text:p>-0.0180884854</text:p>
          </table:table-cell>
          <table:table-cell office:value-type="float" office:value="0.023132183908046">
            <text:p>0.0231321839</text:p>
          </table:table-cell>
          <table:table-cell office:value-type="float" office:value="0.0247860199714693">
            <text:p>0.02478602</text:p>
          </table:table-cell>
          <table:table-cell office:value-type="float" office:value="0.937331599996003">
            <text:p>0.9373316</text:p>
          </table:table-cell>
          <table:table-cell office:value-type="float" office:value="1.08201143562558">
            <text:p>1.0820114356</text:p>
          </table:table-cell>
          <table:table-cell office:value-type="float" office:value="1.08795518960075">
            <text:p>1.0879551896</text:p>
          </table:table-cell>
          <table:table-cell office:value-type="float" office:value="0">
            <text:p>0</text:p>
          </table:table-cell>
          <table:table-cell office:value-type="float" office:value="30.3098761121694">
            <text:p>30.3098761122</text:p>
          </table:table-cell>
          <table:table-cell office:value-type="float" office:value="28.3104067628009">
            <text:p>28.31040676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082">
            <text:p>1082</text:p>
          </table:table-cell>
          <table:table-cell office:value-type="float" office:value="19008">
            <text:p>19008</text:p>
          </table:table-cell>
          <table:table-cell office:value-type="float" office:value="30870">
            <text:p>30870</text:p>
          </table:table-cell>
          <table:table-cell office:value-type="float" office:value="58926">
            <text:p>58926</text:p>
          </table:table-cell>
          <table:table-cell office:value-type="float" office:value="-153.5">
            <text:p>-153.5</text:p>
          </table:table-cell>
          <table:table-cell office:value-type="float" office:value="632.25">
            <text:p>632.25</text:p>
          </table:table-cell>
          <table:table-cell office:value-type="float" office:value="771.75">
            <text:p>771.75</text:p>
          </table:table-cell>
          <table:table-cell office:value-type="float" office:value="-0.00807554713804714">
            <text:p>-0.0080755471</text:p>
          </table:table-cell>
          <table:table-cell office:value-type="float" office:value="0.0204810495626822">
            <text:p>0.0204810496</text:p>
          </table:table-cell>
          <table:table-cell office:value-type="float" office:value="0.0130969351389879">
            <text:p>0.0130969351</text:p>
          </table:table-cell>
          <table:table-cell office:value-type="float" office:value="0.971863405361529">
            <text:p>0.9718634054</text:p>
          </table:table-cell>
          <table:table-cell office:value-type="float" office:value="1.07250584131612">
            <text:p>1.0725058413</text:p>
          </table:table-cell>
          <table:table-cell office:value-type="float" office:value="1.04617547121813">
            <text:p>1.0461754712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6929">
            <text:p>16929</text:p>
          </table:table-cell>
          <table:table-cell office:value-type="float" office:value="29865">
            <text:p>29865</text:p>
          </table:table-cell>
          <table:table-cell office:value-type="float" office:value="57540">
            <text:p>57540</text:p>
          </table:table-cell>
          <table:table-cell office:value-type="float" office:value="103.875">
            <text:p>103.875</text:p>
          </table:table-cell>
          <table:table-cell office:value-type="float" office:value="1060.125">
            <text:p>1060.125</text:p>
          </table:table-cell>
          <table:table-cell office:value-type="float" office:value="1433.25">
            <text:p>1433.25</text:p>
          </table:table-cell>
          <table:table-cell office:value-type="float" office:value="0.00613592060960482">
            <text:p>0.0061359206</text:p>
          </table:table-cell>
          <table:table-cell office:value-type="float" office:value="0.0354972375690608">
            <text:p>0.0354972376</text:p>
          </table:table-cell>
          <table:table-cell office:value-type="float" office:value="0.0249087591240876">
            <text:p>0.0249087591</text:p>
          </table:table-cell>
          <table:table-cell office:value-type="float" office:value="1.0215495151962">
            <text:p>1.0215495152</text:p>
          </table:table-cell>
          <table:table-cell office:value-type="float" office:value="1.12671003708678">
            <text:p>1.1267100371</text:p>
          </table:table-cell>
          <table:table-cell office:value-type="float" office:value="1.08839673164527">
            <text:p>1.0883967316</text:p>
          </table:table-cell>
          <table:table-cell office:value-type="float" office:value="0">
            <text:p>0</text:p>
          </table:table-cell>
          <table:table-cell office:value-type="float" office:value="19.8713509514695">
            <text:p>19.8713509515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9899">
            <text:p>19899</text:p>
          </table:table-cell>
          <table:table-cell office:value-type="float" office:value="31992">
            <text:p>31992</text:p>
          </table:table-cell>
          <table:table-cell office:value-type="float" office:value="61110">
            <text:p>61110</text:p>
          </table:table-cell>
          <table:table-cell office:value-type="float" office:value="358.875">
            <text:p>358.875</text:p>
          </table:table-cell>
          <table:table-cell office:value-type="float" office:value="774">
            <text:p>774</text:p>
          </table:table-cell>
          <table:table-cell office:value-type="float" office:value="1800.75">
            <text:p>1800.75</text:p>
          </table:table-cell>
          <table:table-cell office:value-type="float" office:value="0.0180348258706468">
            <text:p>0.0180348259</text:p>
          </table:table-cell>
          <table:table-cell office:value-type="float" office:value="0.0241935483870968">
            <text:p>0.0241935484</text:p>
          </table:table-cell>
          <table:table-cell office:value-type="float" office:value="0.02946735395189">
            <text:p>0.029467354</text:p>
          </table:table-cell>
          <table:table-cell office:value-type="float" office:value="1.06375939023787">
            <text:p>1.0637593902</text:p>
          </table:table-cell>
          <table:table-cell office:value-type="float" office:value="1.08582466181061">
            <text:p>1.0858246618</text:p>
          </table:table-cell>
          <table:table-cell office:value-type="float" office:value="1.10483765573151">
            <text:p>1.1048376557</text:p>
          </table:table-cell>
          <table:table-cell office:value-type="float" office:value="0">
            <text:p>0</text:p>
          </table:table-cell>
          <table:table-cell office:value-type="float" office:value="28.9952762295445">
            <text:p>28.9952762295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9008">
            <text:p>19008</text:p>
          </table:table-cell>
          <table:table-cell office:value-type="float" office:value="32580">
            <text:p>32580</text:p>
          </table:table-cell>
          <table:table-cell office:value-type="float" office:value="60480">
            <text:p>60480</text:p>
          </table:table-cell>
          <table:table-cell office:value-type="float" office:value="418.5">
            <text:p>418.5</text:p>
          </table:table-cell>
          <table:table-cell office:value-type="float" office:value="729">
            <text:p>729</text:p>
          </table:table-cell>
          <table:table-cell office:value-type="float" office:value="1643.25">
            <text:p>1643.25</text:p>
          </table:table-cell>
          <table:table-cell office:value-type="float" office:value="0.0220170454545455">
            <text:p>0.0220170455</text:p>
          </table:table-cell>
          <table:table-cell office:value-type="float" office:value="0.0223756906077348">
            <text:p>0.0223756906</text:p>
          </table:table-cell>
          <table:table-cell office:value-type="float" office:value="0.0271701388888889">
            <text:p>0.0271701389</text:p>
          </table:table-cell>
          <table:table-cell office:value-type="float" office:value="1.07800976966038">
            <text:p>1.0780097697</text:p>
          </table:table-cell>
          <table:table-cell office:value-type="float" office:value="1.07929623332621">
            <text:p>1.0792962333</text:p>
          </table:table-cell>
          <table:table-cell office:value-type="float" office:value="1.0965423903477">
            <text:p>1.0965423903</text:p>
          </table:table-cell>
          <table:table-cell office:value-type="float" office:value="31.8276133930896">
            <text:p>31.8276133931</text:p>
          </table:table-cell>
          <table:table-cell office:value-type="float" office:value="31.3229841881665">
            <text:p>31.3229841882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6929">
            <text:p>16929</text:p>
          </table:table-cell>
          <table:table-cell office:value-type="float" office:value="31502">
            <text:p>31502</text:p>
          </table:table-cell>
          <table:table-cell office:value-type="float" office:value="58310">
            <text:p>58310</text:p>
          </table:table-cell>
          <table:table-cell office:value-type="float" office:value="533.25">
            <text:p>533.25</text:p>
          </table:table-cell>
          <table:table-cell office:value-type="float" office:value="370.5">
            <text:p>370.5</text:p>
          </table:table-cell>
          <table:table-cell office:value-type="float" office:value="1194.25">
            <text:p>1194.25</text:p>
          </table:table-cell>
          <table:table-cell office:value-type="float" office:value="0.0314992025518341">
            <text:p>0.0314992026</text:p>
          </table:table-cell>
          <table:table-cell office:value-type="float" office:value="0.0117611580217129">
            <text:p>0.011761158</text:p>
          </table:table-cell>
          <table:table-cell office:value-type="float" office:value="0.0204810495626822">
            <text:p>0.0204810496</text:p>
          </table:table-cell>
          <table:table-cell office:value-type="float" office:value="1.11219192046377">
            <text:p>1.1121919205</text:p>
          </table:table-cell>
          <table:table-cell office:value-type="float" office:value="1.0414351697585">
            <text:p>1.0414351698</text:p>
          </table:table-cell>
          <table:table-cell office:value-type="float" office:value="1.07250584131612">
            <text:p>1.0725058413</text:p>
          </table:table-cell>
          <table:table-cell office:value-type="float" office:value="22.3500117007141">
            <text:p>22.3500117007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9899">
            <text:p>19899</text:p>
          </table:table-cell>
          <table:table-cell office:value-type="float" office:value="33592">
            <text:p>33592</text:p>
          </table:table-cell>
          <table:table-cell office:value-type="float" office:value="63630">
            <text:p>63630</text:p>
          </table:table-cell>
          <table:table-cell office:value-type="float" office:value="810">
            <text:p>810</text:p>
          </table:table-cell>
          <table:table-cell office:value-type="float" office:value="289.75">
            <text:p>289.75</text:p>
          </table:table-cell>
          <table:table-cell office:value-type="float" office:value="2152.5">
            <text:p>2152.5</text:p>
          </table:table-cell>
          <table:table-cell office:value-type="float" office:value="0.0407055630936228">
            <text:p>0.0407055631</text:p>
          </table:table-cell>
          <table:table-cell office:value-type="float" office:value="0.00862556561085973">
            <text:p>0.0086255656</text:p>
          </table:table-cell>
          <table:table-cell office:value-type="float" office:value="0.0338283828382838">
            <text:p>0.0338283828</text:p>
          </table:table-cell>
          <table:table-cell office:value-type="float" office:value="1.14571707884655">
            <text:p>1.1457170788</text:p>
          </table:table-cell>
          <table:table-cell office:value-type="float" office:value="1.03033530438694">
            <text:p>1.0303353044</text:p>
          </table:table-cell>
          <table:table-cell office:value-type="float" office:value="1.12064228452548">
            <text:p>1.1206422845</text:p>
          </table:table-cell>
          <table:table-cell office:value-type="float" office:value="17.3725847358137">
            <text:p>17.3725847358</text:p>
          </table:table-cell>
          <table:table-cell office:value-type="float" office:value="0">
            <text:p>0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3046">
            <text:p>23046</text:p>
          </table:table-cell>
          <table:table-cell office:value-type="float" office:value="37380">
            <text:p>37380</text:p>
          </table:table-cell>
          <table:table-cell office:value-type="float" office:value="69972">
            <text:p>69972</text:p>
          </table:table-cell>
          <table:table-cell office:value-type="float" office:value="-40.25">
            <text:p>-40.25</text:p>
          </table:table-cell>
          <table:table-cell office:value-type="float" office:value="1115.625">
            <text:p>1115.625</text:p>
          </table:table-cell>
          <table:table-cell office:value-type="float" office:value="1685.25">
            <text:p>1685.25</text:p>
          </table:table-cell>
          <table:table-cell office:value-type="float" office:value="-0.00174650698602794">
            <text:p>-0.001746507</text:p>
          </table:table-cell>
          <table:table-cell office:value-type="float" office:value="0.0298455056179775">
            <text:p>0.0298455056</text:p>
          </table:table-cell>
          <table:table-cell office:value-type="float" office:value="0.0240846338535414">
            <text:p>0.0240846339</text:p>
          </table:table-cell>
          <table:table-cell office:value-type="float" office:value="0.993893204110741">
            <text:p>0.9938932041</text:p>
          </table:table-cell>
          <table:table-cell office:value-type="float" office:value="1.10620514790588">
            <text:p>1.1062051479</text:p>
          </table:table-cell>
          <table:table-cell office:value-type="float" office:value="1.0854331548796">
            <text:p>1.0854331549</text:p>
          </table:table-cell>
          <table:table-cell office:value-type="float" office:value="0">
            <text:p>0</text:p>
          </table:table-cell>
          <table:table-cell office:value-type="float" office:value="23.5693827811852">
            <text:p>23.5693827812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office:value-type="float" office:value="747">
            <text:p>747</text:p>
          </table:table-cell>
          <table:table-cell table:number-columns-repeated="2" office:value-type="float" office:value="1403">
            <text:p>1403</text:p>
          </table:table-cell>
          <table:table-cell office:value-type="float" office:value="23736">
            <text:p>23736</text:p>
          </table:table-cell>
          <table:table-cell office:value-type="float" office:value="37296">
            <text:p>37296</text:p>
          </table:table-cell>
          <table:table-cell office:value-type="float" office:value="72030">
            <text:p>72030</text:p>
          </table:table-cell>
          <table:table-cell office:value-type="float" office:value="120.25">
            <text:p>120.25</text:p>
          </table:table-cell>
          <table:table-cell office:value-type="float" office:value="863.625">
            <text:p>863.625</text:p>
          </table:table-cell>
          <table:table-cell office:value-type="float" office:value="1475.25">
            <text:p>1475.25</text:p>
          </table:table-cell>
          <table:table-cell office:value-type="float" office:value="0.00506614425345467">
            <text:p>0.0050661443</text:p>
          </table:table-cell>
          <table:table-cell office:value-type="float" office:value="0.0231559684684685">
            <text:p>0.0231559685</text:p>
          </table:table-cell>
          <table:table-cell office:value-type="float" office:value="0.0204810495626822">
            <text:p>0.0204810496</text:p>
          </table:table-cell>
          <table:table-cell office:value-type="float" office:value="1.01778180988958">
            <text:p>1.0177818099</text:p>
          </table:table-cell>
          <table:table-cell office:value-type="float" office:value="1.08209683943604">
            <text:p>1.0820968394</text:p>
          </table:table-cell>
          <table:table-cell office:value-type="float" office:value="1.07250584131612">
            <text:p>1.0725058413</text:p>
          </table:table-cell>
          <table:table-cell office:value-type="float" office:value="0">
            <text:p>0</text:p>
          </table:table-cell>
          <table:table-cell office:value-type="float" office:value="30.2790967262616">
            <text:p>30.2790967263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370">
            <text:p>1370</text:p>
          </table:table-cell>
          <table:table-cell office:value-type="float" office:value="22383">
            <text:p>22383</text:p>
          </table:table-cell>
          <table:table-cell office:value-type="float" office:value="35647">
            <text:p>35647</text:p>
          </table:table-cell>
          <table:table-cell office:value-type="float" office:value="72996">
            <text:p>72996</text:p>
          </table:table-cell>
          <table:table-cell office:value-type="float" office:value="263.25">
            <text:p>263.25</text:p>
          </table:table-cell>
          <table:table-cell office:value-type="float" office:value="419.25">
            <text:p>419.25</text:p>
          </table:table-cell>
          <table:table-cell office:value-type="float" office:value="2168.25">
            <text:p>2168.25</text:p>
          </table:table-cell>
          <table:table-cell table:number-columns-repeated="2" office:value-type="float" office:value="0.0117611580217129">
            <text:p>0.011761158</text:p>
          </table:table-cell>
          <table:table-cell office:value-type="float" office:value="0.0297036823935558">
            <text:p>0.0297036824</text:p>
          </table:table-cell>
          <table:table-cell table:number-columns-repeated="2" office:value-type="float" office:value="1.0414351697585">
            <text:p>1.0414351698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4">
            <text:p>744</text:p>
          </table:table-cell>
          <table:table-cell office:value-type="float" office:value="1455">
            <text:p>1455</text:p>
          </table:table-cell>
          <table:table-cell office:value-type="float" office:value="22218">
            <text:p>22218</text:p>
          </table:table-cell>
          <table:table-cell office:value-type="float" office:value="36708">
            <text:p>36708</text:p>
          </table:table-cell>
          <table:table-cell office:value-type="float" office:value="74760">
            <text:p>74760</text:p>
          </table:table-cell>
          <table:table-cell office:value-type="float" office:value="703.5">
            <text:p>703.5</text:p>
          </table:table-cell>
          <table:table-cell office:value-type="float" office:value="1162.25">
            <text:p>1162.25</text:p>
          </table:table-cell>
          <table:table-cell office:value-type="float" office:value="2231.25">
            <text:p>2231.25</text:p>
          </table:table-cell>
          <table:table-cell office:value-type="float" office:value="0.0316635160680529">
            <text:p>0.0316635161</text:p>
          </table:table-cell>
          <table:table-cell office:value-type="float" office:value="0.0316620355235916">
            <text:p>0.0316620355</text:p>
          </table:table-cell>
          <table:table-cell office:value-type="float" office:value="0.0298455056179775">
            <text:p>0.0298455056</text:p>
          </table:table-cell>
          <table:table-cell office:value-type="float" office:value="1.11278735960778">
            <text:p>1.1127873596</text:p>
          </table:table-cell>
          <table:table-cell office:value-type="float" office:value="1.11278199393983">
            <text:p>1.1127819939</text:p>
          </table:table-cell>
          <table:table-cell office:value-type="float" office:value="1.10620514790588">
            <text:p>1.1062051479</text:p>
          </table:table-cell>
          <table:table-cell office:value-type="float" office:value="22.2358093508876">
            <text:p>22.2358093509</text:p>
          </table:table-cell>
          <table:table-cell office:value-type="float" office:value="22.2368330777754">
            <text:p>22.2368330778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20999">
            <text:p>20999</text:p>
          </table:table-cell>
          <table:table-cell office:value-type="float" office:value="36747">
            <text:p>36747</text:p>
          </table:table-cell>
          <table:table-cell office:value-type="float" office:value="74592">
            <text:p>74592</text:p>
          </table:table-cell>
          <table:table-cell office:value-type="float" office:value="385.75">
            <text:p>385.75</text:p>
          </table:table-cell>
          <table:table-cell office:value-type="float" office:value="168.75">
            <text:p>168.75</text:p>
          </table:table-cell>
          <table:table-cell office:value-type="float" office:value="1727.25">
            <text:p>1727.25</text:p>
          </table:table-cell>
          <table:table-cell office:value-type="float" office:value="0.0183699223772561">
            <text:p>0.0183699224</text:p>
          </table:table-cell>
          <table:table-cell office:value-type="float" office:value="0.00459221160911095">
            <text:p>0.0045922116</text:p>
          </table:table-cell>
          <table:table-cell office:value-type="float" office:value="0.0231559684684685">
            <text:p>0.0231559685</text:p>
          </table:table-cell>
          <table:table-cell office:value-type="float" office:value="1.06495613825476">
            <text:p>1.0649561383</text:p>
          </table:table-cell>
          <table:table-cell office:value-type="float" office:value="1.01611407391052">
            <text:p>1.0161140739</text:p>
          </table:table-cell>
          <table:table-cell office:value-type="float" office:value="1.08209683943604">
            <text:p>1.0820968394</text:p>
          </table:table-cell>
          <table:table-cell table:number-columns-repeated="2"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27">
            <text:p>627</text:p>
          </table:table-cell>
          <table:table-cell office:value-type="float" office:value="919">
            <text:p>919</text:p>
          </table:table-cell>
          <table:table-cell office:value-type="float" office:value="1385">
            <text:p>1385</text:p>
          </table:table-cell>
          <table:table-cell office:value-type="float" office:value="21777">
            <text:p>21777</text:p>
          </table:table-cell>
          <table:table-cell office:value-type="float" office:value="37294">
            <text:p>37294</text:p>
          </table:table-cell>
          <table:table-cell office:value-type="float" office:value="72282">
            <text:p>72282</text:p>
          </table:table-cell>
          <table:table-cell office:value-type="float" office:value="431.25">
            <text:p>431.25</text:p>
          </table:table-cell>
          <table:table-cell office:value-type="float" office:value="919.625">
            <text:p>919.625</text:p>
          </table:table-cell>
          <table:table-cell office:value-type="float" office:value="1307.25">
            <text:p>1307.25</text:p>
          </table:table-cell>
          <table:table-cell office:value-type="float" office:value="0.0198030031684805">
            <text:p>0.0198030032</text:p>
          </table:table-cell>
          <table:table-cell office:value-type="float" office:value="0.0246587922990293">
            <text:p>0.0246587923</text:p>
          </table:table-cell>
          <table:table-cell office:value-type="float" office:value="0.0180854154561302">
            <text:p>0.0180854155</text:p>
          </table:table-cell>
          <table:table-cell office:value-type="float" office:value="1.07007914260128">
            <text:p>1.0700791426</text:p>
          </table:table-cell>
          <table:table-cell office:value-type="float" office:value="1.08749756288039">
            <text:p>1.0874975629</text:p>
          </table:table-cell>
          <table:table-cell office:value-type="float" office:value="1.06394003531081">
            <text:p>1.0639400353</text:p>
          </table:table-cell>
          <table:table-cell office:value-type="float" office:value="0">
            <text:p>0</text:p>
          </table:table-cell>
          <table:table-cell office:value-type="float" office:value="28.4547013467324">
            <text:p>28.4547013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23868">
            <text:p>23868</text:p>
          </table:table-cell>
          <table:table-cell office:value-type="float" office:value="39780">
            <text:p>39780</text:p>
          </table:table-cell>
          <table:table-cell office:value-type="float" office:value="75516">
            <text:p>75516</text:p>
          </table:table-cell>
          <table:table-cell office:value-type="float" office:value="205.875">
            <text:p>205.875</text:p>
          </table:table-cell>
          <table:table-cell office:value-type="float" office:value="343.125">
            <text:p>343.125</text:p>
          </table:table-cell>
          <table:table-cell office:value-type="float" office:value="1239">
            <text:p>1239</text:p>
          </table:table-cell>
          <table:table-cell table:number-columns-repeated="2" office:value-type="float" office:value="0.00862556561085973">
            <text:p>0.0086255656</text:p>
          </table:table-cell>
          <table:table-cell office:value-type="float" office:value="0.0164071190211346">
            <text:p>0.016407119</text:p>
          </table:table-cell>
          <table:table-cell table:number-columns-repeated="2" office:value-type="float" office:value="1.03033530438694">
            <text:p>1.0303353044</text:p>
          </table:table-cell>
          <table:table-cell office:value-type="float" office:value="1.05795253594094">
            <text:p>1.05795253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870">
            <text:p>870</text:p>
          </table:table-cell>
          <table:table-cell office:value-type="float" office:value="1666">
            <text:p>1666</text:p>
          </table:table-cell>
          <table:table-cell office:value-type="float" office:value="25960">
            <text:p>25960</text:p>
          </table:table-cell>
          <table:table-cell office:value-type="float" office:value="41538">
            <text:p>41538</text:p>
          </table:table-cell>
          <table:table-cell office:value-type="float" office:value="81480">
            <text:p>81480</text:p>
          </table:table-cell>
          <table:table-cell office:value-type="float" office:value="1065.75">
            <text:p>1065.75</text:p>
          </table:table-cell>
          <table:table-cell office:value-type="float" office:value="626">
            <text:p>626</text:p>
          </table:table-cell>
          <table:table-cell office:value-type="float" office:value="840">
            <text:p>840</text:p>
          </table:table-cell>
          <table:table-cell office:value-type="float" office:value="0.0410535439137134">
            <text:p>0.0410535439</text:p>
          </table:table-cell>
          <table:table-cell office:value-type="float" office:value="0.0150705378207906">
            <text:p>0.0150705378</text:p>
          </table:table-cell>
          <table:table-cell office:value-type="float" office:value="0.0103092783505155">
            <text:p>0.0103092784</text:p>
          </table:table-cell>
          <table:table-cell office:value-type="float" office:value="1.14699077489503">
            <text:p>1.1469907749</text:p>
          </table:table-cell>
          <table:table-cell office:value-type="float" office:value="1.05319203974877">
            <text:p>1.0531920397</text:p>
          </table:table-cell>
          <table:table-cell office:value-type="float" office:value="1.03629078541822">
            <text:p>1.0362907854</text:p>
          </table:table-cell>
          <table:table-cell office:value-type="float" office:value="17.2282288673442">
            <text:p>17.22822886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24651">
            <text:p>24651</text:p>
          </table:table-cell>
          <table:table-cell office:value-type="float" office:value="40740">
            <text:p>40740</text:p>
          </table:table-cell>
          <table:table-cell office:value-type="float" office:value="83790">
            <text:p>83790</text:p>
          </table:table-cell>
          <table:table-cell office:value-type="float" office:value="-66.625">
            <text:p>-66.625</text:p>
          </table:table-cell>
          <table:table-cell office:value-type="float" office:value="212.5">
            <text:p>212.5</text:p>
          </table:table-cell>
          <table:table-cell office:value-type="float" office:value="203">
            <text:p>203</text:p>
          </table:table-cell>
          <table:table-cell office:value-type="float" office:value="-0.00270273011236867">
            <text:p>-0.0027027301</text:p>
          </table:table-cell>
          <table:table-cell office:value-type="float" office:value="0.00521600392734413">
            <text:p>0.0052160039</text:p>
          </table:table-cell>
          <table:table-cell office:value-type="float" office:value="0.00242272347535505">
            <text:p>0.0024227235</text:p>
          </table:table-cell>
          <table:table-cell office:value-type="float" office:value="0.990554761916828">
            <text:p>0.9905547619</text:p>
          </table:table-cell>
          <table:table-cell office:value-type="float" office:value="1.01830933887177">
            <text:p>1.0183093389</text:p>
          </table:table-cell>
          <table:table-cell office:value-type="float" office:value="1.00849103655826">
            <text:p>1.00849103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23886">
            <text:p>23886</text:p>
          </table:table-cell>
          <table:table-cell office:value-type="float" office:value="41341">
            <text:p>41341</text:p>
          </table:table-cell>
          <table:table-cell office:value-type="float" office:value="82488">
            <text:p>82488</text:p>
          </table:table-cell>
          <table:table-cell office:value-type="float" office:value="-20.25">
            <text:p>-20.25</text:p>
          </table:table-cell>
          <table:table-cell office:value-type="float" office:value="1853.75">
            <text:p>1853.75</text:p>
          </table:table-cell>
          <table:table-cell office:value-type="float" office:value="915.625">
            <text:p>915.625</text:p>
          </table:table-cell>
          <table:table-cell office:value-type="float" office:value="-0.000847776940467219">
            <text:p>-0.0008477769</text:p>
          </table:table-cell>
          <table:table-cell office:value-type="float" office:value="0.044840473138047">
            <text:p>0.0448404731</text:p>
          </table:table-cell>
          <table:table-cell office:value-type="float" office:value="0.0111000994083988">
            <text:p>0.0111000994</text:p>
          </table:table-cell>
          <table:table-cell office:value-type="float" office:value="0.997034189410817">
            <text:p>0.9970341894</text:p>
          </table:table-cell>
          <table:table-cell office:value-type="float" office:value="1.1608825653244">
            <text:p>1.1608825653</text:p>
          </table:table-cell>
          <table:table-cell office:value-type="float" office:value="1.03909184385487">
            <text:p>1.0390918439</text:p>
          </table:table-cell>
          <table:table-cell office:value-type="float" office:value="0">
            <text:p>0</text:p>
          </table:table-cell>
          <table:table-cell office:value-type="float" office:value="15.8021101525216">
            <text:p>15.80211015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26082">
            <text:p>26082</text:p>
          </table:table-cell>
          <table:table-cell office:value-type="float" office:value="44337">
            <text:p>44337</text:p>
          </table:table-cell>
          <table:table-cell office:value-type="float" office:value="82908">
            <text:p>82908</text:p>
          </table:table-cell>
          <table:table-cell office:value-type="float" office:value="279.75">
            <text:p>279.75</text:p>
          </table:table-cell>
          <table:table-cell office:value-type="float" office:value="1397.875">
            <text:p>1397.875</text:p>
          </table:table-cell>
          <table:table-cell office:value-type="float" office:value="1004.125">
            <text:p>1004.125</text:p>
          </table:table-cell>
          <table:table-cell office:value-type="float" office:value="0.0107257878997009">
            <text:p>0.0107257879</text:p>
          </table:table-cell>
          <table:table-cell office:value-type="float" office:value="0.0315284074249498">
            <text:p>0.0315284074</text:p>
          </table:table-cell>
          <table:table-cell office:value-type="float" office:value="0.0121113161576687">
            <text:p>0.0121113162</text:p>
          </table:table-cell>
          <table:table-cell office:value-type="float" office:value="1.03776574100005">
            <text:p>1.037765741</text:p>
          </table:table-cell>
          <table:table-cell office:value-type="float" office:value="1.11229774531784">
            <text:p>1.1122977453</text:p>
          </table:table-cell>
          <table:table-cell office:value-type="float" office:value="1.04267710715082">
            <text:p>1.0426771072</text:p>
          </table:table-cell>
          <table:table-cell office:value-type="float" office:value="0">
            <text:p>0</text:p>
          </table:table-cell>
          <table:table-cell office:value-type="float" office:value="22.3296265450261">
            <text:p>22.329626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05">
            <text:p>905</text:p>
          </table:table-cell>
          <table:table-cell office:value-type="float" office:value="1776">
            <text:p>1776</text:p>
          </table:table-cell>
          <table:table-cell office:value-type="float" office:value="24651">
            <text:p>24651</text:p>
          </table:table-cell>
          <table:table-cell office:value-type="float" office:value="44020">
            <text:p>44020</text:p>
          </table:table-cell>
          <table:table-cell office:value-type="float" office:value="81480">
            <text:p>81480</text:p>
          </table:table-cell>
          <table:table-cell office:value-type="float" office:value="-135.428571428571">
            <text:p>-135.4285714286</text:p>
          </table:table-cell>
          <table:table-cell office:value-type="float" office:value="439.833333333333">
            <text:p>439.8333333333</text:p>
          </table:table-cell>
          <table:table-cell office:value-type="float" office:value="295.571428571429">
            <text:p>295.5714285714</text:p>
          </table:table-cell>
          <table:table-cell office:value-type="float" office:value="-0.00549383681913802">
            <text:p>-0.0054938368</text:p>
          </table:table-cell>
          <table:table-cell office:value-type="float" office:value="0.00999167045282447">
            <text:p>0.0099916705</text:p>
          </table:table-cell>
          <table:table-cell office:value-type="float" office:value="0.00362753348762185">
            <text:p>0.0036275335</text:p>
          </table:table-cell>
          <table:table-cell office:value-type="float" office:value="0.980830728329288">
            <text:p>0.9808307283</text:p>
          </table:table-cell>
          <table:table-cell office:value-type="float" office:value="1.03516652020262">
            <text:p>1.0351665202</text:p>
          </table:table-cell>
          <table:table-cell office:value-type="float" office:value="1.01272215884512">
            <text:p>1.0127221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29">
            <text:p>829</text:p>
          </table:table-cell>
          <table:table-cell office:value-type="float" office:value="1721">
            <text:p>1721</text:p>
          </table:table-cell>
          <table:table-cell office:value-type="float" office:value="23814">
            <text:p>23814</text:p>
          </table:table-cell>
          <table:table-cell office:value-type="float" office:value="43220">
            <text:p>43220</text:p>
          </table:table-cell>
          <table:table-cell office:value-type="float" office:value="80393">
            <text:p>80393</text:p>
          </table:table-cell>
          <table:table-cell office:value-type="float" office:value="-293">
            <text:p>-293</text:p>
          </table:table-cell>
          <table:table-cell office:value-type="float" office:value="994.2">
            <text:p>994.2</text:p>
          </table:table-cell>
          <table:table-cell office:value-type="float" office:value="0">
            <text:p>0</text:p>
          </table:table-cell>
          <table:table-cell office:value-type="float" office:value="-0.0123036869068615">
            <text:p>-0.0123036869</text:p>
          </table:table-cell>
          <table:table-cell office:value-type="float" office:value="0.0230032392410921">
            <text:p>0.0230032392</text:p>
          </table:table-cell>
          <table:table-cell office:value-type="float" office:value="0">
            <text:p>0</text:p>
          </table:table-cell>
          <table:table-cell office:value-type="float" office:value="0.957233802020529">
            <text:p>0.957233802</text:p>
          </table:table-cell>
          <table:table-cell office:value-type="float" office:value="1.08154846941436">
            <text:p>1.0815484694</text:p>
          </table:table-cell>
          <table:table-cell office:value-type="float" office:value="1.15">
            <text:p>1.15</text:p>
          </table:table-cell>
          <table:table-cell office:value-type="float" office:value="0">
            <text:p>0</text:p>
          </table:table-cell>
          <table:table-cell office:value-type="float" office:value="30.4778501012">
            <text:p>30.47785010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24874">
            <text:p>24874</text:p>
          </table:table-cell>
          <table:table-cell office:value-type="float" office:value="44961">
            <text:p>44961</text:p>
          </table:table-cell>
          <table:table-cell office:value-type="float" office:value="83929">
            <text:p>83929</text:p>
          </table:table-cell>
          <table:table-cell office:value-type="float" office:value="-60">
            <text:p>-60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241215727265418">
            <text:p>-0.0024121573</text:p>
          </table:table-cell>
          <table:table-cell table:number-columns-repeated="2" office:value-type="float" office:value="0">
            <text:p>0</text:p>
          </table:table-cell>
          <table:table-cell office:value-type="float" office:value="0.991568853811018">
            <text:p>0.9915688538</text:p>
          </table:table-cell>
          <table:table-cell table:number-columns-repeated="2"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24420">
            <text:p>24420</text:p>
          </table:table-cell>
          <table:table-cell office:value-type="float" office:value="46523">
            <text:p>46523</text:p>
          </table:table-cell>
          <table:table-cell office:value-type="float" office:value="87621">
            <text:p>87621</text:p>
          </table:table-cell>
          <table:table-cell office:value-type="float" office:value="0">
            <text:p>0</text:p>
          </table:table-cell>
          <table:table-cell office:value-type="float" office:value="769.25">
            <text:p>769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165348322335189">
            <text:p>0.0165348322</text:p>
          </table:table-cell>
          <table:table-cell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5840777814422">
            <text:p>1.0584077781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3" office:value-type="float" office:value="5">
            <text:p>5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23975">
            <text:p>23975</text:p>
          </table:table-cell>
          <table:table-cell office:value-type="float" office:value="47422">
            <text:p>47422</text:p>
          </table:table-cell>
          <table:table-cell office:value-type="float" office:value="91476">
            <text:p>91476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2">
            <text:p>1.12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5">
            <text:p>5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23537">
            <text:p>23537</text:p>
          </table:table-cell>
          <table:table-cell office:value-type="float" office:value="48120">
            <text:p>48120</text:p>
          </table:table-cell>
          <table:table-cell office:value-type="float" office:value="95500">
            <text:p>95500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0.97">
            <text:p>0.97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0.5">
            <text:p>240.5</text:p>
          </table:table-cell>
          <table:table-cell office:value-type="float" office:value="11678.5">
            <text:p>11678.5</text:p>
          </table:table-cell>
          <table:table-cell office:value-type="float" office:value="29894">
            <text:p>29894</text:p>
          </table:table-cell>
          <table:table-cell office:value-type="float" office:value="26.7675">
            <text:p>26.7675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66">
            <text:p>966</text:p>
          </table:table-cell>
          <table:table-cell office:value-type="float" office:value="1974">
            <text:p>1974</text:p>
          </table:table-cell>
          <table:table-cell office:value-type="float" office:value="23108">
            <text:p>23108</text:p>
          </table:table-cell>
          <table:table-cell office:value-type="float" office:value="49390">
            <text:p>49390</text:p>
          </table:table-cell>
          <table:table-cell office:value-type="float" office:value="99701">
            <text:p>99701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08">
            <text:p>1.08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57.666666666667">
            <text:p>257.6666666667</text:p>
          </table:table-cell>
          <table:table-cell office:value-type="float" office:value="11812.6666666667">
            <text:p>11812.6666666667</text:p>
          </table:table-cell>
          <table:table-cell office:value-type="float" office:value="29337.3333333333">
            <text:p>29337.3333333333</text:p>
          </table:table-cell>
          <table:table-cell office:value-type="float" office:value="26.1366666666667">
            <text:p>26.13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913">
            <text:p>913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22686">
            <text:p>22686</text:p>
          </table:table-cell>
          <table:table-cell office:value-type="float" office:value="50000">
            <text:p>50000</text:p>
          </table:table-cell>
          <table:table-cell office:value-type="float" office:value="104087">
            <text:p>10408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8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5.6">
            <text:p>25.6</text:p>
          </table:table-cell>
          <table:table-cell office:value-type="float" office:value="33.8">
            <text:p>33.8</text:p>
          </table:table-cell>
          <table:table-cell office:value-type="float" office:value="53.4">
            <text:p>53.4</text:p>
          </table:table-cell>
          <table:table-cell office:value-type="float" office:value="25121">
            <text:p>25121</text:p>
          </table:table-cell>
          <table:table-cell office:value-type="float" office:value="31377">
            <text:p>31377</text:p>
          </table:table-cell>
          <table:table-cell office:value-type="float" office:value="32816">
            <text:p>328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6:21.03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177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252">
                <text:p>1525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864">
                <text:p>1086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4232">
                <text:p>1423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02">
                <text:p>10702</text:p>
              </table:table-cell>
              <table:table-cell office:value-type="float" office:value="15252">
                <text:p>1525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794">
                <text:p>10794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568">
                <text:p>10568</text:p>
              </table:table-cell>
              <table:table-cell office:value-type="float" office:value="16199">
                <text:p>1619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666">
                <text:p>10666</text:p>
              </table:table-cell>
              <table:table-cell office:value-type="float" office:value="16960">
                <text:p>16960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368">
                <text:p>8368</text:p>
              </table:table-cell>
              <table:table-cell office:value-type="float" office:value="11242">
                <text:p>11242</text:p>
              </table:table-cell>
              <table:table-cell office:value-type="float" office:value="16161">
                <text:p>1616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424">
                <text:p>8424</text:p>
              </table:table-cell>
              <table:table-cell office:value-type="float" office:value="10780">
                <text:p>10780</text:p>
              </table:table-cell>
              <table:table-cell office:value-type="float" office:value="14851">
                <text:p>1485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034">
                <text:p>8034</text:p>
              </table:table-cell>
              <table:table-cell office:value-type="float" office:value="10589">
                <text:p>10589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930">
                <text:p>7930</text:p>
              </table:table-cell>
              <table:table-cell office:value-type="float" office:value="10666">
                <text:p>10666</text:p>
              </table:table-cell>
              <table:table-cell office:value-type="float" office:value="17038">
                <text:p>1703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385">
                <text:p>8385</text:p>
              </table:table-cell>
              <table:table-cell office:value-type="float" office:value="10833">
                <text:p>10833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0724">
                <text:p>10724</text:p>
              </table:table-cell>
              <table:table-cell office:value-type="float" office:value="15857">
                <text:p>1585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980">
                <text:p>7980</text:p>
              </table:table-cell>
              <table:table-cell office:value-type="float" office:value="11686">
                <text:p>11686</text:p>
              </table:table-cell>
              <table:table-cell office:value-type="float" office:value="18863">
                <text:p>1886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548">
                <text:p>12548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5">
                <text:p>8385</text:p>
              </table:table-cell>
              <table:table-cell office:value-type="float" office:value="11232">
                <text:p>11232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06">
                <text:p>8306</text:p>
              </table:table-cell>
              <table:table-cell office:value-type="float" office:value="11528">
                <text:p>11528</text:p>
              </table:table-cell>
              <table:table-cell office:value-type="float" office:value="16200">
                <text:p>1620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490">
                <text:p>11490</text:p>
              </table:table-cell>
              <table:table-cell office:value-type="float" office:value="18863">
                <text:p>1886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28">
                <text:p>8128</text:p>
              </table:table-cell>
              <table:table-cell office:value-type="float" office:value="11713">
                <text:p>11713</text:p>
              </table:table-cell>
              <table:table-cell office:value-type="float" office:value="16880">
                <text:p>1688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070">
                <text:p>8070</text:p>
              </table:table-cell>
              <table:table-cell office:value-type="float" office:value="11220">
                <text:p>11220</text:p>
              </table:table-cell>
              <table:table-cell office:value-type="float" office:value="18779">
                <text:p>1877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2675">
                <text:p>12675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534">
                <text:p>8534</text:p>
              </table:table-cell>
              <table:table-cell office:value-type="float" office:value="13322">
                <text:p>13322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440">
                <text:p>12440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568">
                <text:p>8568</text:p>
              </table:table-cell>
              <table:table-cell office:value-type="float" office:value="13415">
                <text:p>13415</text:p>
              </table:table-cell>
              <table:table-cell office:value-type="float" office:value="20656">
                <text:p>2065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676">
                <text:p>14676</text:p>
              </table:table-cell>
              <table:table-cell office:value-type="float" office:value="21094">
                <text:p>2109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047">
                <text:p>14047</text:p>
              </table:table-cell>
              <table:table-cell office:value-type="float" office:value="22725">
                <text:p>2272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474">
                <text:p>14474</text:p>
              </table:table-cell>
              <table:table-cell office:value-type="float" office:value="24835">
                <text:p>2483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030">
                <text:p>16030</text:p>
              </table:table-cell>
              <table:table-cell office:value-type="float" office:value="27348">
                <text:p>27348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025">
                <text:p>11025</text:p>
              </table:table-cell>
              <table:table-cell office:value-type="float" office:value="15517">
                <text:p>15517</text:p>
              </table:table-cell>
              <table:table-cell office:value-type="float" office:value="26433">
                <text:p>2643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840">
                <text:p>10840</text:p>
              </table:table-cell>
              <table:table-cell office:value-type="float" office:value="15625">
                <text:p>15625</text:p>
              </table:table-cell>
              <table:table-cell office:value-type="float" office:value="26091">
                <text:p>2609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672">
                <text:p>10672</text:p>
              </table:table-cell>
              <table:table-cell office:value-type="float" office:value="17771">
                <text:p>17771</text:p>
              </table:table-cell>
              <table:table-cell office:value-type="float" office:value="26332">
                <text:p>2633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880">
                <text:p>10880</text:p>
              </table:table-cell>
              <table:table-cell office:value-type="float" office:value="18400">
                <text:p>18400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66">
                <text:p>10966</text:p>
              </table:table-cell>
              <table:table-cell office:value-type="float" office:value="18452">
                <text:p>18452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742">
                <text:p>11742</text:p>
              </table:table-cell>
              <table:table-cell office:value-type="float" office:value="18516">
                <text:p>18516</text:p>
              </table:table-cell>
              <table:table-cell office:value-type="float" office:value="29787">
                <text:p>2978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310">
                <text:p>13310</text:p>
              </table:table-cell>
              <table:table-cell office:value-type="float" office:value="18828">
                <text:p>18828</text:p>
              </table:table-cell>
              <table:table-cell office:value-type="float" office:value="31707">
                <text:p>3170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19778">
                <text:p>19778</text:p>
              </table:table-cell>
              <table:table-cell office:value-type="float" office:value="31906">
                <text:p>3190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30">
                <text:p>14230</text:p>
              </table:table-cell>
              <table:table-cell office:value-type="float" office:value="20266">
                <text:p>20266</text:p>
              </table:table-cell>
              <table:table-cell office:value-type="float" office:value="30183">
                <text:p>301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4000">
                <text:p>14000</text:p>
              </table:table-cell>
              <table:table-cell office:value-type="float" office:value="20796">
                <text:p>20796</text:p>
              </table:table-cell>
              <table:table-cell office:value-type="float" office:value="29508">
                <text:p>29508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26">
                <text:p>14026</text:p>
              </table:table-cell>
              <table:table-cell office:value-type="float" office:value="22310">
                <text:p>22310</text:p>
              </table:table-cell>
              <table:table-cell office:value-type="float" office:value="32077">
                <text:p>3207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699">
                <text:p>22699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257">
                <text:p>21257</text:p>
              </table:table-cell>
              <table:table-cell office:value-type="float" office:value="35770">
                <text:p>3577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6074">
                <text:p>16074</text:p>
              </table:table-cell>
              <table:table-cell office:value-type="float" office:value="23056">
                <text:p>23056</text:p>
              </table:table-cell>
              <table:table-cell office:value-type="float" office:value="39565">
                <text:p>3956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448">
                <text:p>24448</text:p>
              </table:table-cell>
              <table:table-cell office:value-type="float" office:value="41786">
                <text:p>4178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4335">
                <text:p>24335</text:p>
              </table:table-cell>
              <table:table-cell office:value-type="float" office:value="41807">
                <text:p>4180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574">
                <text:p>25574</text:p>
              </table:table-cell>
              <table:table-cell office:value-type="float" office:value="44009">
                <text:p>4400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555">
                <text:p>15555</text:p>
              </table:table-cell>
              <table:table-cell office:value-type="float" office:value="26959">
                <text:p>26959</text:p>
              </table:table-cell>
              <table:table-cell office:value-type="float" office:value="45544">
                <text:p>4554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528">
                <text:p>28528</text:p>
              </table:table-cell>
              <table:table-cell office:value-type="float" office:value="47482">
                <text:p>474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9323">
                <text:p>29323</text:p>
              </table:table-cell>
              <table:table-cell office:value-type="float" office:value="43586">
                <text:p>4358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29348">
                <text:p>29348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27783">
                <text:p>27783</text:p>
              </table:table-cell>
              <table:table-cell office:value-type="float" office:value="44042">
                <text:p>4404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2000">
                <text:p>22000</text:p>
              </table:table-cell>
              <table:table-cell office:value-type="float" office:value="29442">
                <text:p>29442</text:p>
              </table:table-cell>
              <table:table-cell office:value-type="float" office:value="46073">
                <text:p>4607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663">
                <text:p>21663</text:p>
              </table:table-cell>
              <table:table-cell office:value-type="float" office:value="29763">
                <text:p>29763</text:p>
              </table:table-cell>
              <table:table-cell office:value-type="float" office:value="45584">
                <text:p>4558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923">
                <text:p>19923</text:p>
              </table:table-cell>
              <table:table-cell office:value-type="float" office:value="29192">
                <text:p>29192</text:p>
              </table:table-cell>
              <table:table-cell office:value-type="float" office:value="46284">
                <text:p>4628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088">
                <text:p>20088</text:p>
              </table:table-cell>
              <table:table-cell office:value-type="float" office:value="29892">
                <text:p>29892</text:p>
              </table:table-cell>
              <table:table-cell office:value-type="float" office:value="48804">
                <text:p>4880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9008">
                <text:p>19008</text:p>
              </table:table-cell>
              <table:table-cell office:value-type="float" office:value="30950">
                <text:p>30950</text:p>
              </table:table-cell>
              <table:table-cell office:value-type="float" office:value="51996">
                <text:p>5199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929">
                <text:p>16929</text:p>
              </table:table-cell>
              <table:table-cell office:value-type="float" office:value="29463">
                <text:p>29463</text:p>
              </table:table-cell>
              <table:table-cell office:value-type="float" office:value="52164">
                <text:p>52164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9899">
                <text:p>19899</text:p>
              </table:table-cell>
              <table:table-cell office:value-type="float" office:value="28770">
                <text:p>28770</text:p>
              </table:table-cell>
              <table:table-cell office:value-type="float" office:value="55566">
                <text:p>555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9992">
                <text:p>19992</text:p>
              </table:table-cell>
              <table:table-cell office:value-type="float" office:value="31320">
                <text:p>31320</text:p>
              </table:table-cell>
              <table:table-cell office:value-type="float" office:value="58884">
                <text:p>5888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9008">
                <text:p>19008</text:p>
              </table:table-cell>
              <table:table-cell office:value-type="float" office:value="30870">
                <text:p>30870</text:p>
              </table:table-cell>
              <table:table-cell office:value-type="float" office:value="58926">
                <text:p>58926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6929">
                <text:p>16929</text:p>
              </table:table-cell>
              <table:table-cell office:value-type="float" office:value="29865">
                <text:p>29865</text:p>
              </table:table-cell>
              <table:table-cell office:value-type="float" office:value="57540">
                <text:p>5754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9899">
                <text:p>19899</text:p>
              </table:table-cell>
              <table:table-cell office:value-type="float" office:value="31992">
                <text:p>31992</text:p>
              </table:table-cell>
              <table:table-cell office:value-type="float" office:value="61110">
                <text:p>6111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008">
                <text:p>19008</text:p>
              </table:table-cell>
              <table:table-cell office:value-type="float" office:value="32580">
                <text:p>32580</text:p>
              </table:table-cell>
              <table:table-cell office:value-type="float" office:value="60480">
                <text:p>6048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929">
                <text:p>16929</text:p>
              </table:table-cell>
              <table:table-cell office:value-type="float" office:value="31502">
                <text:p>31502</text:p>
              </table:table-cell>
              <table:table-cell office:value-type="float" office:value="58310">
                <text:p>5831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9899">
                <text:p>19899</text:p>
              </table:table-cell>
              <table:table-cell office:value-type="float" office:value="33592">
                <text:p>33592</text:p>
              </table:table-cell>
              <table:table-cell office:value-type="float" office:value="63630">
                <text:p>6363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3046">
                <text:p>23046</text:p>
              </table:table-cell>
              <table:table-cell office:value-type="float" office:value="37380">
                <text:p>37380</text:p>
              </table:table-cell>
              <table:table-cell office:value-type="float" office:value="69972">
                <text:p>6997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3736">
                <text:p>23736</text:p>
              </table:table-cell>
              <table:table-cell office:value-type="float" office:value="37296">
                <text:p>37296</text:p>
              </table:table-cell>
              <table:table-cell office:value-type="float" office:value="72030">
                <text:p>7203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383">
                <text:p>22383</text:p>
              </table:table-cell>
              <table:table-cell office:value-type="float" office:value="35647">
                <text:p>35647</text:p>
              </table:table-cell>
              <table:table-cell office:value-type="float" office:value="72996">
                <text:p>729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2218">
                <text:p>22218</text:p>
              </table:table-cell>
              <table:table-cell office:value-type="float" office:value="36708">
                <text:p>36708</text:p>
              </table:table-cell>
              <table:table-cell office:value-type="float" office:value="74760">
                <text:p>7476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0999">
                <text:p>20999</text:p>
              </table:table-cell>
              <table:table-cell office:value-type="float" office:value="36747">
                <text:p>36747</text:p>
              </table:table-cell>
              <table:table-cell office:value-type="float" office:value="74592">
                <text:p>7459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1777">
                <text:p>21777</text:p>
              </table:table-cell>
              <table:table-cell office:value-type="float" office:value="37294">
                <text:p>37294</text:p>
              </table:table-cell>
              <table:table-cell office:value-type="float" office:value="72282">
                <text:p>7228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3868">
                <text:p>23868</text:p>
              </table:table-cell>
              <table:table-cell office:value-type="float" office:value="39780">
                <text:p>39780</text:p>
              </table:table-cell>
              <table:table-cell office:value-type="float" office:value="75516">
                <text:p>7551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5960">
                <text:p>25960</text:p>
              </table:table-cell>
              <table:table-cell office:value-type="float" office:value="41538">
                <text:p>41538</text:p>
              </table:table-cell>
              <table:table-cell office:value-type="float" office:value="81480">
                <text:p>8148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651">
                <text:p>24651</text:p>
              </table:table-cell>
              <table:table-cell office:value-type="float" office:value="40740">
                <text:p>40740</text:p>
              </table:table-cell>
              <table:table-cell office:value-type="float" office:value="83790">
                <text:p>8379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3886">
                <text:p>23886</text:p>
              </table:table-cell>
              <table:table-cell office:value-type="float" office:value="41341">
                <text:p>41341</text:p>
              </table:table-cell>
              <table:table-cell office:value-type="float" office:value="82488">
                <text:p>8248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082">
                <text:p>26082</text:p>
              </table:table-cell>
              <table:table-cell office:value-type="float" office:value="44337">
                <text:p>44337</text:p>
              </table:table-cell>
              <table:table-cell office:value-type="float" office:value="82908">
                <text:p>82908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4651">
                <text:p>24651</text:p>
              </table:table-cell>
              <table:table-cell office:value-type="float" office:value="44020">
                <text:p>44020</text:p>
              </table:table-cell>
              <table:table-cell office:value-type="float" office:value="81480">
                <text:p>8148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3814">
                <text:p>23814</text:p>
              </table:table-cell>
              <table:table-cell office:value-type="float" office:value="43220">
                <text:p>43220</text:p>
              </table:table-cell>
              <table:table-cell office:value-type="float" office:value="80393">
                <text:p>80393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4874">
                <text:p>24874</text:p>
              </table:table-cell>
              <table:table-cell office:value-type="float" office:value="44961">
                <text:p>44961</text:p>
              </table:table-cell>
              <table:table-cell office:value-type="float" office:value="83929">
                <text:p>8392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4420">
                <text:p>24420</text:p>
              </table:table-cell>
              <table:table-cell office:value-type="float" office:value="46523">
                <text:p>46523</text:p>
              </table:table-cell>
              <table:table-cell office:value-type="float" office:value="87621">
                <text:p>87621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3975">
                <text:p>23975</text:p>
              </table:table-cell>
              <table:table-cell office:value-type="float" office:value="47422">
                <text:p>47422</text:p>
              </table:table-cell>
              <table:table-cell office:value-type="float" office:value="91476">
                <text:p>91476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3537">
                <text:p>23537</text:p>
              </table:table-cell>
              <table:table-cell office:value-type="float" office:value="48120">
                <text:p>48120</text:p>
              </table:table-cell>
              <table:table-cell office:value-type="float" office:value="95500">
                <text:p>95500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3108">
                <text:p>23108</text:p>
              </table:table-cell>
              <table:table-cell office:value-type="float" office:value="49390">
                <text:p>49390</text:p>
              </table:table-cell>
              <table:table-cell office:value-type="float" office:value="99701">
                <text:p>9970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2686">
                <text:p>22686</text:p>
              </table:table-cell>
              <table:table-cell office:value-type="float" office:value="50000">
                <text:p>50000</text:p>
              </table:table-cell>
              <table:table-cell office:value-type="float" office:value="104087">
                <text:p>104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678.5">
                <text:p>11678.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12.6666666667">
                <text:p>11812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0.91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6.7675">
                <text:p>26.767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1366666666667">
                <text:p>26.13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3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53674901783283">
                <text:p>0.9536749017832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4283138145437">
                <text:p>1.04283138145437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849965021812">
                <text:p>1.0284996502181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5882823211219">
                <text:p>1.05882823211219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9334147917674">
                <text:p>1.0933414791767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634684549154">
                <text:p>1.1063468454915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951477128305">
                <text:p>1.059514771283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60654518574">
                <text:p>1.066065451857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834160379736">
                <text:p>1.118341603797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10634684549154">
                <text:p>1.1063468454915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7305862132528">
                <text:p>0.97305862132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7950628540654">
                <text:p>0.9795062854065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9497640742162">
                <text:p>0.98949764074216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4607914889578">
                <text:p>1.0460791488957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514549656964">
                <text:p>1.1251454965696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5445692513033">
                <text:p>1.1544569251303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7193651656074">
                <text:p>1.0719365165607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933011179198">
                <text:p>1.0693301117919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153121697968">
                <text:p>1.1115312169796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1026213056655">
                <text:p>1.1102621305665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14310405475">
                <text:p>1.0151431040547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668286667079">
                <text:p>1.03668286667079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185964486436">
                <text:p>1.1018596448643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09967733408666">
                <text:p>1.0996773340866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3240179142881">
                <text:p>1.0324017914288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907229903077">
                <text:p>1.11907229903077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1896712984592">
                <text:p>1.118967129845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297520141113">
                <text:p>1.1329752014111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056824249344">
                <text:p>1.1205682424934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9709008303549">
                <text:p>1.1970900830354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0001959543545">
                <text:p>1.2000195954354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3742728246516">
                <text:p>1.137427282465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3378959565153">
                <text:p>1.1337895956515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712477728793">
                <text:p>1.071247772879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6559819447793">
                <text:p>1.0655981944779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4905984131476">
                <text:p>1.0490598413147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5165910843102">
                <text:p>1.1516591084310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506532372401">
                <text:p>1.0750653237240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931112205871">
                <text:p>1.07931112205871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0315634998747">
                <text:p>1.1031563499874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8747462654366">
                <text:p>1.1874746265436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72704954318">
                <text:p>1.177270495431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3365970153948">
                <text:p>1.1336597015394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49622421104">
                <text:p>1.04962242110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03744957322344">
                <text:p>1.0374495732234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01246209225744">
                <text:p>1.0124620922574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2407252019365">
                <text:p>1.1240725201936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62865554553245">
                <text:p>0.96286555455324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0.976234298309061">
                <text:p>0.976234298309061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950133891873835">
                <text:p>0.95013389187383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41192873547168">
                <text:p>0.94119287354716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5004632317255">
                <text:p>1.0500463231725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72663444291774">
                <text:p>0.97266344429177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69854588147077">
                <text:p>0.96985458814707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4086595583142">
                <text:p>1.0408659558314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8201143562558">
                <text:p>1.0820114356255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7250584131612">
                <text:p>1.0725058413161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2671003708678">
                <text:p>1.1267100370867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7929623332621">
                <text:p>1.0792962333262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414351697585">
                <text:p>1.041435169758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3033530438694">
                <text:p>1.03033530438694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0620514790588">
                <text:p>1.1062051479058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8209683943604">
                <text:p>1.082096839436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414351697585">
                <text:p>1.041435169758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1278199393983">
                <text:p>1.11278199393983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1611407391052">
                <text:p>1.01611407391052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08749756288039">
                <text:p>1.08749756288039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3033530438694">
                <text:p>1.0303353043869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5319203974877">
                <text:p>1.05319203974877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1830933887177">
                <text:p>1.01830933887177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1608825653244">
                <text:p>1.1608825653244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11229774531784">
                <text:p>1.11229774531784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.03516652020262">
                <text:p>1.0351665202026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08154846941436">
                <text:p>1.08154846941436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.05840777814422">
                <text:p>1.0584077781442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9894">
                <text:p>2989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9337.3333333333">
                <text:p>29337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